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43.794cm" style:rel-width="90%" table:align="center"/>
    </style:style>
    <style:style style:name="Tabela1.A" style:family="table-column">
      <style:table-column-properties style:column-width="2.434cm" style:rel-column-width="1380*"/>
    </style:style>
    <style:style style:name="Tabela1.B" style:family="table-column">
      <style:table-column-properties style:column-width="3.62cm" style:rel-column-width="2052*"/>
    </style:style>
    <style:style style:name="Tabela1.C" style:family="table-column">
      <style:table-column-properties style:column-width="18.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3.79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531cm" style:rel-column-width="1185*"/>
    </style:style>
    <style:style style:name="Tabela17.B" style:family="table-column">
      <style:table-column-properties style:column-width="3.524cm" style:rel-column-width="1650*"/>
    </style:style>
    <style:style style:name="Tabela17.C" style:family="table-column">
      <style:table-column-properties style:column-width="12.58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3.794cm" style:rel-width="90%" table:align="center"/>
    </style:style>
    <style:style style:name="Tabela2.A" style:family="table-column">
      <style:table-column-properties style:column-width="2.422cm" style:rel-column-width="1134*"/>
    </style:style>
    <style:style style:name="Tabela2.B" style:family="table-column">
      <style:table-column-properties style:column-width="13.79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3.794cm" style:rel-width="90%" table:align="center"/>
    </style:style>
    <style:style style:name="Tabela3.A" style:family="table-column">
      <style:table-column-properties style:column-width="2.434cm" style:rel-column-width="1140*"/>
    </style:style>
    <style:style style:name="Tabela3.B" style:family="table-column">
      <style:table-column-properties style:column-width="3.62cm" style:rel-column-width="1695*"/>
    </style:style>
    <style:style style:name="Tabela3.C" style:family="table-column">
      <style:table-column-properties style:column-width="37.74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3.794cm" style:rel-width="90%" table:align="center"/>
    </style:style>
    <style:style style:name="Tabela14.A" style:family="table-column">
      <style:table-column-properties style:column-width="2.434cm" style:rel-column-width="1140*"/>
    </style:style>
    <style:style style:name="Tabela14.B" style:family="table-column">
      <style:table-column-properties style:column-width="3.62cm" style:rel-column-width="1695*"/>
    </style:style>
    <style:style style:name="Tabela14.C" style:family="table-column">
      <style:table-column-properties style:column-width="37.74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3.794cm" style:rel-width="90%" table:align="center"/>
    </style:style>
    <style:style style:name="Tabela7.A" style:family="table-column">
      <style:table-column-properties style:column-width="2.434cm" style:rel-column-width="1140*"/>
    </style:style>
    <style:style style:name="Tabela7.B" style:family="table-column">
      <style:table-column-properties style:column-width="13.787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43.794cm" style:rel-width="90%" table:align="center"/>
    </style:style>
    <style:style style:name="Tabela11.A" style:family="table-column">
      <style:table-column-properties style:column-width="2.434cm" style:rel-column-width="1140*"/>
    </style:style>
    <style:style style:name="Tabela11.B" style:family="table-column">
      <style:table-column-properties style:column-width="41.36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43.794cm" style:rel-width="90%" table:align="center"/>
    </style:style>
    <style:style style:name="Tabela23.A" style:family="table-column">
      <style:table-column-properties style:column-width="2.434cm" style:rel-column-width="1140*"/>
    </style:style>
    <style:style style:name="Tabela23.B" style:family="table-column">
      <style:table-column-properties style:column-width="3.62cm" style:rel-column-width="1695*"/>
    </style:style>
    <style:style style:name="Tabela23.C" style:family="table-column">
      <style:table-column-properties style:column-width="37.74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3.794cm" style:rel-width="90%" table:align="center"/>
    </style:style>
    <style:style style:name="Tabela5.A" style:family="table-column">
      <style:table-column-properties style:column-width="2.434cm" style:rel-column-width="1140*"/>
    </style:style>
    <style:style style:name="Tabela5.B" style:family="table-column">
      <style:table-column-properties style:column-width="3.62cm" style:rel-column-width="1695*"/>
    </style:style>
    <style:style style:name="Tabela5.C" style:family="table-column">
      <style:table-column-properties style:column-width="12.58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style:min-row-height="3.022cm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3.794cm" style:rel-width="90%" table:align="center"/>
    </style:style>
    <style:style style:name="Tabela6.A" style:family="table-column">
      <style:table-column-properties style:column-width="2.422cm" style:rel-column-width="1373*"/>
    </style:style>
    <style:style style:name="Tabela6.B" style:family="table-column">
      <style:table-column-properties style:column-width="3.632cm" style:rel-column-width="2059*"/>
    </style:style>
    <style:style style:name="Tabela6.C" style:family="table-column">
      <style:table-column-properties style:column-width="12.58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3.79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.422cm" style:rel-column-width="1134*"/>
    </style:style>
    <style:style style:name="Tabela15.B" style:family="table-column">
      <style:table-column-properties style:column-width="3.632cm" style:rel-column-width="1701*"/>
    </style:style>
    <style:style style:name="Tabela15.C" style:family="table-column">
      <style:table-column-properties style:column-width="12.58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43.79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531cm" style:rel-column-width="1185*"/>
    </style:style>
    <style:style style:name="Tabela10.B" style:family="table-column">
      <style:table-column-properties style:column-width="3.524cm" style:rel-column-width="1650*"/>
    </style:style>
    <style:style style:name="Tabela10.C" style:family="table-column">
      <style:table-column-properties style:column-width="12.58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3.794cm" style:rel-width="90%" table:align="center"/>
    </style:style>
    <style:style style:name="Tabela13.A" style:family="table-column">
      <style:table-column-properties style:column-width="2.422cm" style:rel-column-width="1134*"/>
    </style:style>
    <style:style style:name="Tabela13.B" style:family="table-column">
      <style:table-column-properties style:column-width="3.632cm" style:rel-column-width="1701*"/>
    </style:style>
    <style:style style:name="Tabela13.C" style:family="table-column">
      <style:table-column-properties style:column-width="3.773cm" style:rel-column-width="1767*"/>
    </style:style>
    <style:style style:name="Tabela13.E" style:family="table-column">
      <style:table-column-properties style:column-width="3.775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625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43.794cm" style:rel-width="90%" table:align="center"/>
    </style:style>
    <style:style style:name="Tabela4.A" style:family="table-column">
      <style:table-column-properties style:column-width="2.434cm" style:rel-column-width="1380*"/>
    </style:style>
    <style:style style:name="Tabela4.B" style:family="table-column">
      <style:table-column-properties style:column-width="3.62cm" style:rel-column-width="2052*"/>
    </style:style>
    <style:style style:name="Tabela4.C" style:family="table-column">
      <style:table-column-properties style:column-width="18.87cm" style:rel-column-width="1069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3.794cm" style:rel-width="90%" table:align="center"/>
    </style:style>
    <style:style style:name="Tabela9.A" style:family="table-column">
      <style:table-column-properties style:column-width="2.434cm" style:rel-column-width="1380*"/>
    </style:style>
    <style:style style:name="Tabela9.B" style:family="table-column">
      <style:table-column-properties style:column-width="3.62cm" style:rel-column-width="2052*"/>
    </style:style>
    <style:style style:name="Tabela9.C" style:family="table-column">
      <style:table-column-properties style:column-width="7.548cm" style:rel-column-width="4279*"/>
    </style:style>
    <style:style style:name="Tabela9.G" style:family="table-column">
      <style:table-column-properties style:column-width="7.549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3.794cm" style:rel-width="90%" fo:break-before="auto" fo:break-after="auto" table:align="center" fo:keep-with-next="auto"/>
    </style:style>
    <style:style style:name="Tabela8.A" style:family="table-column">
      <style:table-column-properties style:column-width="2.434cm" style:rel-column-width="1380*"/>
    </style:style>
    <style:style style:name="Tabela8.B" style:family="table-column">
      <style:table-column-properties style:column-width="3.621cm" style:rel-column-width="2053*"/>
    </style:style>
    <style:style style:name="Tabela8.C" style:family="table-column">
      <style:table-column-properties style:column-width="3.431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43.794cm" style:rel-width="90%" table:align="center"/>
    </style:style>
    <style:style style:name="Tabela22.A" style:family="table-column">
      <style:table-column-properties style:column-width="2.422cm" style:rel-column-width="1134*"/>
    </style:style>
    <style:style style:name="Tabela22.B" style:family="table-column">
      <style:table-column-properties style:column-width="3.632cm" style:rel-column-width="1701*"/>
    </style:style>
    <style:style style:name="Tabela22.C" style:family="table-column">
      <style:table-column-properties style:column-width="37.74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3.794cm" style:rel-width="90%" table:align="center"/>
    </style:style>
    <style:style style:name="Tabela16.A" style:family="table-column">
      <style:table-column-properties style:column-width="2.434cm" style:rel-column-width="1380*"/>
    </style:style>
    <style:style style:name="Tabela16.B" style:family="table-column">
      <style:table-column-properties style:column-width="3.62cm" style:rel-column-width="2052*"/>
    </style:style>
    <style:style style:name="Tabela16.C" style:family="table-column">
      <style:table-column-properties style:column-width="9.435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3.794cm" style:rel-width="90%" table:align="center"/>
    </style:style>
    <style:style style:name="Tabela12.A" style:family="table-column">
      <style:table-column-properties style:column-width="2.434cm" style:rel-column-width="1380*"/>
    </style:style>
    <style:style style:name="Tabela12.B" style:family="table-column">
      <style:table-column-properties style:column-width="3.62cm" style:rel-column-width="2052*"/>
    </style:style>
    <style:style style:name="Tabela12.C" style:family="table-column">
      <style:table-column-properties style:column-width="9.435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43.794cm" style:rel-width="90%" table:align="center"/>
    </style:style>
    <style:style style:name="Tabela18.A" style:family="table-column">
      <style:table-column-properties style:column-width="2.434cm" style:rel-column-width="1140*"/>
    </style:style>
    <style:style style:name="Tabela18.B" style:family="table-column">
      <style:table-column-properties style:column-width="3.62cm" style:rel-column-width="1695*"/>
    </style:style>
    <style:style style:name="Tabela18.C" style:family="table-column">
      <style:table-column-properties style:column-width="29.303cm" style:rel-column-width="13722*"/>
    </style:style>
    <style:style style:name="Tabela18.D" style:family="table-column">
      <style:table-column-properties style:column-width="8.437cm" style:rel-column-width="3951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3.794cm" style:rel-width="90%" table:align="center"/>
    </style:style>
    <style:style style:name="Tabela21.A" style:family="table-column">
      <style:table-column-properties style:column-width="2.434cm" style:rel-column-width="1140*"/>
    </style:style>
    <style:style style:name="Tabela21.B" style:family="table-column">
      <style:table-column-properties style:column-width="41.36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rsid="00bd7101" officeooo:paragraph-rsid="033db78a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5" style:family="paragraph" style:parent-style-name="Standard"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rsid="00f23989" officeooo:paragraph-rsid="033db78a"/>
    </style:style>
    <style:style style:name="P7" style:family="paragraph" style:parent-style-name="Standard">
      <style:text-properties fo:language="pt" fo:country="BR" officeooo:rsid="00f23989" officeooo:paragraph-rsid="02f847f2"/>
    </style:style>
    <style:style style:name="P8" style:family="paragraph" style:parent-style-name="Standard">
      <style:text-properties fo:language="pt" fo:country="BR" officeooo:paragraph-rsid="033c8693"/>
    </style:style>
    <style:style style:name="P9" style:family="paragraph" style:parent-style-name="Standard">
      <style:text-properties fo:language="pt" fo:country="BR" officeooo:rsid="01718541" officeooo:paragraph-rsid="033db78a"/>
    </style:style>
    <style:style style:name="P10" style:family="paragraph" style:parent-style-name="Standard">
      <style:text-properties fo:language="pt" fo:country="BR" officeooo:rsid="01718541" officeooo:paragraph-rsid="034355ea"/>
    </style:style>
    <style:style style:name="P11" style:family="paragraph" style:parent-style-name="Standard">
      <style:text-properties fo:language="pt" fo:country="BR" officeooo:paragraph-rsid="033db78a"/>
    </style:style>
    <style:style style:name="P12" style:family="paragraph" style:parent-style-name="Standard">
      <style:text-properties fo:language="pt" fo:country="BR" officeooo:paragraph-rsid="034355ea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db78a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102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03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0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11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1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1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1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1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1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1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1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120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21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2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12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124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12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126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127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2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129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130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P131" style:family="paragraph" style:parent-style-name="Standard">
      <style:paragraph-properties fo:text-align="center" style:justify-single-word="false"/>
      <style:text-properties fo:color="#ce9178" loext:opacity="100%" style:font-name="Consolas" fo:font-size="10.5pt" fo:language="pt" fo:country="BR" fo:font-weight="normal" officeooo:rsid="001d864d" officeooo:paragraph-rsid="034355ea" fo:background-color="#1e1e1e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 fo:background-color="#ffff00" style:font-size-asian="10.5pt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#ffff00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fo:font-weight="normal" officeooo:rsid="0003d36e" officeooo:paragraph-rsid="033db78a" fo:background-color="#ffff00" style:font-weight-asian="normal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355ea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5532bc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c3725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84799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34d8710" officeooo:paragraph-rsid="034d8710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353c5e2" officeooo:paragraph-rsid="0353c5e2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f23989" officeooo:paragraph-rsid="033db78a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168" style:family="paragraph" style:parent-style-name="Table_20_Contents">
      <style:paragraph-properties fo:text-align="center" style:justify-single-word="false"/>
      <style:text-properties officeooo:paragraph-rsid="033c8693"/>
    </style:style>
    <style:style style:name="P1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3c8693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4c3725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b43e6" officeooo:paragraph-rsid="033c8693" fo:background-color="transparent" style:font-size-asian="10.5pt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edeb6" officeooo:paragraph-rsid="033db78a" fo:background-color="transparent" style:font-size-asian="10.5pt" style:text-rotation-angle="0" style:text-rotation-scale="line-height"/>
    </style:style>
    <style:style style:name="P1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a3dbb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db78a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3db78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3db78a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e3c7" officeooo:paragraph-rsid="033db78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53192c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532bc" officeooo:paragraph-rsid="035532bc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3c8693"/>
    </style:style>
    <style:style style:name="P1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16142" officeooo:paragraph-rsid="033db78a"/>
    </style:style>
    <style:style style:name="P1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#ffff00"/>
    </style:style>
    <style:style style:name="P1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1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1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0108b" officeooo:paragraph-rsid="02f847f2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19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19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19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4a3dbb" fo:background-color="#ffff00"/>
    </style:style>
    <style:style style:name="P19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 style:font-size-asian="10.5pt" style:text-rotation-angle="0" style:text-rotation-scale="line-height"/>
    </style:style>
    <style:style style:name="P19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3db78a" fo:background-color="transparent"/>
    </style:style>
    <style:style style:name="P19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/>
    </style:style>
    <style:style style:name="P19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3db78a"/>
    </style:style>
    <style:style style:name="P20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style:font-size-asian="10.5pt" style:text-rotation-angle="0" style:text-rotation-scale="line-height"/>
    </style:style>
    <style:style style:name="P20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15f6c" style:font-size-asian="10.5pt" style:text-rotation-angle="0" style:text-rotation-scale="line-height"/>
    </style:style>
    <style:style style:name="P20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1d864d" officeooo:paragraph-rsid="033db78a" fo:background-color="transparent"/>
    </style:style>
    <style:style style:name="P20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20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20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15f6c" officeooo:paragraph-rsid="033db78a"/>
    </style:style>
    <style:style style:name="P20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532bc" officeooo:paragraph-rsid="035532bc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officeooo:rsid="00fad60a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30bd1d4" fo:background-color="transparent" loext:char-shading-value="0" style:font-size-asian="10.5pt" style:text-rotation-angle="0" style:text-rotation-scale="line-height"/>
    </style:style>
    <style:style style:name="T30" style:family="text">
      <style:text-properties officeooo:rsid="025e78b5" fo:background-color="transparent" loext:char-shading-value="0"/>
    </style:style>
    <style:style style:name="T31" style:family="text">
      <style:text-properties officeooo:rsid="025cbfb0" fo:background-color="transparent" loext:char-shading-value="0"/>
    </style:style>
    <style:style style:name="T32" style:family="text">
      <style:text-properties officeooo:rsid="00f23989" fo:background-color="transparent" loext:char-shading-value="0"/>
    </style:style>
    <style:style style:name="T33" style:family="text">
      <style:text-properties officeooo:rsid="030bd1d4" fo:background-color="transparent" loext:char-shading-value="0"/>
    </style:style>
    <style:style style:name="T34" style:family="text">
      <style:text-properties officeooo:rsid="00b45e57" fo:background-color="transparent" loext:char-shading-value="0"/>
    </style:style>
    <style:style style:name="T35" style:family="text">
      <style:text-properties officeooo:rsid="02ee4445" fo:background-color="transparent" loext:char-shading-value="0"/>
    </style:style>
    <style:style style:name="T36" style:family="text">
      <style:text-properties officeooo:rsid="00ff136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5638d5" style:font-weight-asian="normal" style:font-weight-complex="normal"/>
    </style:style>
    <style:style style:name="T39" style:family="text">
      <style:text-properties fo:font-weight="normal" officeooo:rsid="0156470e" style:font-weight-asian="normal" style:font-weight-complex="normal"/>
    </style:style>
    <style:style style:name="T40" style:family="text">
      <style:text-properties fo:font-weight="normal" officeooo:rsid="01d7fa34" style:font-weight-asian="normal" style:font-weight-complex="normal"/>
    </style:style>
    <style:style style:name="T41" style:family="text">
      <style:text-properties fo:font-weight="normal" officeooo:rsid="0316570e" style:font-weight-asian="normal" style:font-weight-complex="normal"/>
    </style:style>
    <style:style style:name="T42" style:family="text">
      <style:text-properties fo:font-weight="normal" officeooo:rsid="0003d36e" style:font-weight-asian="normal" style:font-weight-complex="normal"/>
    </style:style>
    <style:style style:name="T43" style:family="text">
      <style:text-properties officeooo:rsid="01010a09"/>
    </style:style>
    <style:style style:name="T44" style:family="text">
      <style:text-properties officeooo:rsid="010134e8"/>
    </style:style>
    <style:style style:name="T45" style:family="text">
      <style:text-properties officeooo:rsid="01022e9c"/>
    </style:style>
    <style:style style:name="T46" style:family="text">
      <style:text-properties officeooo:rsid="0102e26a"/>
    </style:style>
    <style:style style:name="T47" style:family="text">
      <style:text-properties officeooo:rsid="00f5a976"/>
    </style:style>
    <style:style style:name="T48" style:family="text">
      <style:text-properties officeooo:rsid="012c5455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14b1ef" fo:background-color="#ffff00" loext:char-shading-value="0"/>
    </style:style>
    <style:style style:name="T51" style:family="text">
      <style:text-properties officeooo:rsid="01e19d87" fo:background-color="#ffff00" loext:char-shading-value="0"/>
    </style:style>
    <style:style style:name="T52" style:family="text">
      <style:text-properties officeooo:rsid="02dcae5a" fo:background-color="#ffff00" loext:char-shading-value="0"/>
    </style:style>
    <style:style style:name="T53" style:family="text">
      <style:text-properties officeooo:rsid="02dd72e1" fo:background-color="#ffff00" loext:char-shading-value="0"/>
    </style:style>
    <style:style style:name="T54" style:family="text">
      <style:text-properties officeooo:rsid="001f0dbb" fo:background-color="#ffff00" loext:char-shading-value="0"/>
    </style:style>
    <style:style style:name="T55" style:family="text">
      <style:text-properties officeooo:rsid="001de3c7" fo:background-color="#ffff00" loext:char-shading-value="0"/>
    </style:style>
    <style:style style:name="T56" style:family="text">
      <style:text-properties officeooo:rsid="0003d36e" fo:background-color="#ffff00" loext:char-shading-value="0"/>
    </style:style>
    <style:style style:name="T57" style:family="text">
      <style:text-properties officeooo:rsid="01dcd5c1" fo:background-color="#ffff00" loext:char-shading-value="0"/>
    </style:style>
    <style:style style:name="T58" style:family="text">
      <style:text-properties officeooo:rsid="02df09ce" style:font-size-asian="10.5pt" style:text-rotation-angle="0" style:text-rotation-scale="line-height"/>
    </style:style>
    <style:style style:name="T59" style:family="text">
      <style:text-properties officeooo:rsid="02eac6e2" style:font-size-asian="10.5pt" style:text-rotation-angle="0" style:text-rotation-scale="line-height"/>
    </style:style>
    <style:style style:name="T60" style:family="text">
      <style:text-properties officeooo:rsid="02f0120e" style:font-size-asian="10.5pt" style:text-rotation-angle="0" style:text-rotation-scale="line-height"/>
    </style:style>
    <style:style style:name="T61" style:family="text">
      <style:text-properties officeooo:rsid="0337c50f" style:font-size-asian="10.5pt" style:text-rotation-angle="0" style:text-rotation-scale="line-height"/>
    </style:style>
    <style:style style:name="T62" style:family="text">
      <style:text-properties officeooo:rsid="019f6fb5"/>
    </style:style>
    <style:style style:name="T63" style:family="text">
      <style:text-properties officeooo:rsid="01db4e56"/>
    </style:style>
    <style:style style:name="T64" style:family="text">
      <style:text-properties officeooo:rsid="01dcd5c1"/>
    </style:style>
    <style:style style:name="T65" style:family="text">
      <style:text-properties officeooo:rsid="01e31d18"/>
    </style:style>
    <style:style style:name="T66" style:family="text">
      <style:text-properties officeooo:rsid="01e85549"/>
    </style:style>
    <style:style style:name="T67" style:family="text">
      <style:text-properties fo:language="pt" fo:country="BR" officeooo:rsid="00385da4" style:font-size-asian="10.5pt" style:text-rotation-angle="0" style:text-rotation-scale="line-height"/>
    </style:style>
    <style:style style:name="T68" style:family="text">
      <style:text-properties fo:language="pt" fo:country="BR" officeooo:rsid="02d2d188"/>
    </style:style>
    <style:style style:name="T69" style:family="text">
      <style:text-properties fo:language="pt" fo:country="BR" officeooo:rsid="006cf78b"/>
    </style:style>
    <style:style style:name="T70" style:family="text">
      <style:text-properties officeooo:rsid="025cbfb0"/>
    </style:style>
    <style:style style:name="T71" style:family="text">
      <style:text-properties officeooo:rsid="029e7db5"/>
    </style:style>
    <style:style style:name="T72" style:family="text">
      <style:text-properties officeooo:rsid="02d2d188"/>
    </style:style>
    <style:style style:name="T73" style:family="text">
      <style:text-properties officeooo:rsid="02d8d583"/>
    </style:style>
    <style:style style:name="T74" style:family="text">
      <style:text-properties officeooo:rsid="02dacbb8"/>
    </style:style>
    <style:style style:name="T75" style:family="text">
      <style:text-properties officeooo:rsid="02db1faf"/>
    </style:style>
    <style:style style:name="T76" style:family="text">
      <style:text-properties officeooo:rsid="02dffc8c"/>
    </style:style>
    <style:style style:name="T77" style:family="text">
      <style:text-properties officeooo:rsid="02e004aa"/>
    </style:style>
    <style:style style:name="T78" style:family="text">
      <style:text-properties officeooo:rsid="02e17bf5"/>
    </style:style>
    <style:style style:name="T79" style:family="text">
      <style:text-properties officeooo:rsid="02e33f41"/>
    </style:style>
    <style:style style:name="T80" style:family="text">
      <style:text-properties officeooo:rsid="02e51ebd"/>
    </style:style>
    <style:style style:name="T81" style:family="text">
      <style:text-properties officeooo:rsid="02e7874b"/>
    </style:style>
    <style:style style:name="T82" style:family="text">
      <style:text-properties officeooo:rsid="02e94d73"/>
    </style:style>
    <style:style style:name="T83" style:family="text">
      <style:text-properties officeooo:rsid="02ee4445"/>
    </style:style>
    <style:style style:name="T84" style:family="text">
      <style:text-properties officeooo:rsid="02f0120e"/>
    </style:style>
    <style:style style:name="T85" style:family="text">
      <style:text-properties officeooo:rsid="02f0fc69"/>
    </style:style>
    <style:style style:name="T86" style:family="text">
      <style:text-properties officeooo:rsid="02fa0769"/>
    </style:style>
    <style:style style:name="T87" style:family="text">
      <style:text-properties officeooo:rsid="03058ec3"/>
    </style:style>
    <style:style style:name="T88" style:family="text">
      <style:text-properties officeooo:rsid="03093cd3"/>
    </style:style>
    <style:style style:name="T89" style:family="text">
      <style:text-properties officeooo:rsid="030bd1d4"/>
    </style:style>
    <style:style style:name="T90" style:family="text">
      <style:text-properties officeooo:rsid="030fdc88"/>
    </style:style>
    <style:style style:name="T91" style:family="text">
      <style:text-properties officeooo:rsid="03119f5b"/>
    </style:style>
    <style:style style:name="T92" style:family="text">
      <style:text-properties officeooo:rsid="031c0ac1"/>
    </style:style>
    <style:style style:name="T93" style:family="text">
      <style:text-properties officeooo:rsid="031c8c29"/>
    </style:style>
    <style:style style:name="T94" style:family="text">
      <style:text-properties officeooo:rsid="03200425"/>
    </style:style>
    <style:style style:name="T95" style:family="text">
      <style:text-properties officeooo:rsid="0323aead"/>
    </style:style>
    <style:style style:name="T96" style:family="text">
      <style:text-properties officeooo:rsid="033f5ab1"/>
    </style:style>
    <style:style style:name="T97" style:family="text">
      <style:text-properties officeooo:rsid="033fa34e"/>
    </style:style>
    <style:style style:name="T98" style:family="text">
      <style:text-properties officeooo:rsid="03419454"/>
    </style:style>
    <style:style style:name="T99" style:family="text">
      <style:text-properties officeooo:rsid="03445c06"/>
    </style:style>
    <style:style style:name="T100" style:family="text">
      <style:text-properties officeooo:rsid="0344e330"/>
    </style:style>
    <style:style style:name="T101" style:family="text">
      <style:text-properties officeooo:rsid="034be2a3"/>
    </style:style>
    <style:style style:name="T102" style:family="text">
      <style:text-properties fo:color="#2a6099" loext:opacity="100%"/>
    </style:style>
    <style:style style:name="T103" style:family="text">
      <style:text-properties fo:color="#2a6099" loext:opacity="100%" officeooo:rsid="0014b1ef" fo:background-color="transparent" loext:char-shading-value="0"/>
    </style:style>
    <style:style style:name="T104" style:family="text">
      <style:text-properties fo:color="#2a6099" loext:opacity="100%"/>
    </style:style>
    <style:style style:name="T105" style:family="text">
      <style:text-properties officeooo:rsid="034fcdd7"/>
    </style:style>
    <style:style style:name="T106" style:family="text">
      <style:text-properties officeooo:rsid="0350f10a"/>
    </style:style>
    <style:style style:name="T107" style:family="text">
      <style:text-properties fo:color="#ff3333" loext:opacity="100%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EDGV <text:span text:style-name="T63">3.0 </text:span><text:span text:style-name="T85">ORTO</text:span> – V<text:span text:style-name="T73">2.1.</text:span><text:span text:style-name="T96">2</text:span></text:p>
      <text:p text:style-name="P121">Relação de restrição de atributo</text:p>
      <text:p text:style-name="P2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2648459531024">
          <table:table-cell table:style-name="Tabela1.A1" office:value-type="string">
            <text:p text:style-name="P14">Classe</text:p>
          </table:table-cell>
          <table:table-cell table:style-name="Tabela1.B1" table:number-columns-spanned="3" office:value-type="string">
            <text:p text:style-name="P38">cobter_<text:span text:style-name="T63">massa</text:span>_dagua<text:span text:style-name="T6"> [A] / </text:span><text:span text:style-name="T93">aquisicao_centroide_massa_dagua [P]</text:span></text:p>
          </table:table-cell>
          <table:covered-table-cell/>
          <table:covered-table-cell/>
        </table:table-row>
        <table:table-row table:style-name="TableLine2648459527216"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<text:span text:style-name="T4">n</text:span>ome <text:span text:style-name="T4">(0..1)</text:span></text:p>
          </table:table-cell>
          <table:table-cell table:style-name="Tabela1.A2" office:value-type="string">
            <text:p text:style-name="P71">tipo (1)</text:p>
          </table:table-cell>
          <table:table-cell table:style-name="Tabela1.D2" office:value-type="string">
            <text:p text:style-name="P14">regime <text:span text:style-name="T4">(1)</text:span></text:p>
          </table:table-cell>
        </table:table-row>
        <table:table-row table:style-name="TableLine2648459526128">
          <table:table-cell table:style-name="Tabela1.A5" table:number-rows-spanned="3" office:value-type="string">
            <text:p text:style-name="P14">Domínio</text:p>
          </table:table-cell>
          <table:table-cell table:style-name="Tabela1.B5" table:number-rows-spanned="3" office:value-type="string">
            <text:p text:style-name="P14">A ser preenchido</text:p>
            <text:p text:style-name="P101">(*)</text:p>
            <text:p text:style-name="P118">V – <text:span text:style-name="T86">nome</text:span> i<text:span text:style-name="T86">s null</text:span></text:p>
          </table:table-cell>
          <table:table-cell table:style-name="Tabela1.C3" office:value-type="string">
            <text:p text:style-name="P61">Oceano <text:span text:style-name="T64">(sem fluxo) </text:span>–<text:span text:style-name="T1"> 3 !</text:span></text:p>
            <text:p text:style-name="P61">Baia <text:span text:style-name="T64">(sem fluxo) </text:span>–<text:span text:style-name="T1"> 4 !</text:span></text:p>
            <text:p text:style-name="P61">Enseada <text:span text:style-name="T64">(sem fluxo) </text:span>–<text:span text:style-name="T1"> 5 !</text:span></text:p>
            <text:p text:style-name="P61">Laguna <text:span text:style-name="T64">(com fluxo) </text:span>–<text:span text:style-name="T1"> 9 !</text:span></text:p>
          </table:table-cell>
          <table:table-cell table:style-name="Tabela1.D3" office:value-type="string">
            <text:p text:style-name="P14">Permanente –<text:span text:style-name="T2"> 1 </text:span></text:p>
            <text:p text:style-name="P14"/>
            <text:p text:style-name="P109"><text:span text:style-name="T25">V - </text:span><text:span text:style-name="T106">t</text:span><text:span text:style-name="T24">ipo in (3,4,5,9) and not (regime in (1))</text:span></text:p>
          </table:table-cell>
        </table:table-row>
        <table:table-row table:style-name="TableLine2648370375552">
          <table:covered-table-cell/>
          <table:covered-table-cell/>
          <table:table-cell table:style-name="Tabela1.C4" office:value-type="string">
            <text:p text:style-name="P149">Rio <text:span text:style-name="T64">(com fluxo) </text:span>–<text:span text:style-name="T1"> 1</text:span></text:p>
            <text:p text:style-name="P152"><text:span text:style-name="T49">Canal </text:span><text:span text:style-name="T57">(com fluxo) </text:span><text:span text:style-name="T49">–</text:span><text:span text:style-name="T50"> 2 !</text:span></text:p>
            <text:p text:style-name="P152"><text:span text:style-name="T49">Meando Abandonado </text:span><text:span text:style-name="T57">(sem fluxo) </text:span><text:span text:style-name="T49">–</text:span><text:span text:style-name="T50"> 6 !</text:span></text:p>
            <text:p text:style-name="P152">Lago ou Lagoa <text:span text:style-name="T64">(sem fluxo) </text:span>–<text:span text:style-name="T1"> 7</text:span></text:p>
            <text:p text:style-name="P152">Represa/<text:span text:style-name="T63">Açude com fluxo</text:span> –<text:span text:style-name="T1"> 10 </text:span></text:p>
            <text:p text:style-name="P149">Represa/<text:span text:style-name="T63">Açude sem fluxo</text:span> –<text:span text:style-name="T1"> 11</text:span></text:p>
          </table:table-cell>
          <table:table-cell table:style-name="Tabela1.D4" office:value-type="string">
            <text:p text:style-name="P152">Permanente –<text:span text:style-name="T2"> 1 </text:span></text:p>
            <text:p text:style-name="P134">Temporário –<text:span text:style-name="T2"> 3 !</text:span></text:p>
            <text:p text:style-name="P134">Seco –<text:span text:style-name="T2"> 5 !</text:span></text:p>
            <text:p text:style-name="P134"/>
            <text:p text:style-name="P170">! - regime in (3,5)</text:p>
          </table:table-cell>
        </table:table-row>
        <table:table-row table:style-name="TableLine2648370375552">
          <table:covered-table-cell/>
          <table:covered-table-cell/>
          <table:table-cell table:style-name="Tabela1.C5" office:value-type="string">
            <text:p text:style-name="P168"><text:span text:style-name="T102">! - tipo in (2, 3, 4, 5, 6, 9)</text:span></text:p>
          </table:table-cell>
          <table:table-cell table:style-name="Tabela1.D5" office:value-type="string">
            <text:p text:style-name="P169">-</text:p>
          </table:table-cell>
        </table:table-row>
      </table:table>
      <text:p text:style-name="P8"/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648255976368">
          <table:table-cell table:style-name="Tabela17.A1" office:value-type="string">
            <text:p text:style-name="P14">Classe</text:p>
          </table:table-cell>
          <table:table-cell table:style-name="Tabela17.B1" table:number-columns-spanned="4" office:value-type="string">
            <text:p text:style-name="P36"><text:span text:style-name="T19">constr_extracao_mineral</text:span> <text:span text:style-name="T48">[PA]</text:span></text:p>
          </table:table-cell>
          <table:covered-table-cell/>
          <table:covered-table-cell/>
          <table:covered-table-cell/>
        </table:table-row>
        <table:table-row table:style-name="TableLine2648255978272">
          <table:table-cell table:style-name="Tabela17.A2" office:value-type="string">
            <text:p text:style-name="P14">Atributo</text:p>
          </table:table-cell>
          <table:table-cell table:style-name="Tabela17.A2" office:value-type="string">
            <text:p text:style-name="P40">nome<text:span text:style-name="T5"> (0..1)</text:span></text:p>
          </table:table-cell>
          <table:table-cell table:style-name="Tabela17.A2" office:value-type="string">
            <text:p text:style-name="P40">tipo<text:span text:style-name="T4"> (1)</text:span></text:p>
          </table:table-cell>
          <table:table-cell table:style-name="Tabela17.A2" office:value-type="string">
            <text:p text:style-name="P46">forma_extracao<text:span text:style-name="T4"> (1)</text:span></text:p>
          </table:table-cell>
          <table:table-cell table:style-name="Tabela17.E2" office:value-type="string">
            <text:p text:style-name="P43">situacao_fisica<text:span text:style-name="T4"> (1)</text:span></text:p>
          </table:table-cell>
        </table:table-row>
        <table:table-row table:style-name="TableLine2648255979632">
          <table:table-cell table:style-name="Tabela17.A8" table:number-rows-spanned="6" office:value-type="string">
            <text:p text:style-name="P14">Domínio</text:p>
          </table:table-cell>
          <table:table-cell table:style-name="Tabela17.B8" table:number-rows-spanned="6" office:value-type="string">
            <text:p text:style-name="P111">A ser preenchido</text:p>
          </table:table-cell>
          <table:table-cell table:style-name="Tabela17.C3" office:value-type="string">
            <text:p text:style-name="P97"><text:span text:style-name="T51">Poço / </text:span><text:span text:style-name="T52">Á</text:span><text:span text:style-name="T51">gua subterrânea</text:span><text:span text:style-name="T49"> -1</text:span><text:span text:style-name="T50"> !</text:span></text:p>
          </table:table-cell>
          <table:table-cell table:style-name="Tabela17.D8" table:number-rows-spanned="6" office:value-type="string">
            <text:p text:style-name="P105">A céu aberto -5</text:p>
            <text:p text:style-name="P190">Subterrânea -6 !</text:p>
            <text:p text:style-name="P190"/>
            <text:p text:style-name="P171">! - forma_extracao in (5)</text:p>
          </table:table-cell>
          <table:table-cell table:style-name="Tabela17.E8" table:number-rows-spanned="6" office:value-type="string">
            <text:p text:style-name="P52">Abandonada -1<text:span text:style-name="T1"> !</text:span></text:p>
            <text:p text:style-name="P52">Destruída -2<text:span text:style-name="T1"> !</text:span></text:p>
            <text:p text:style-name="P43">Construída -3</text:p>
            <text:p text:style-name="P191">Em construção -4<text:span text:style-name="T1"> !</text:span></text:p>
            <text:p text:style-name="P191"/>
            <text:p text:style-name="P174">(<text:span text:style-name="T101">R</text:span>est. <text:span text:style-name="T101">S</text:span>it. Fis.)</text:p>
            <text:p text:style-name="P174">! - situacao_fisica in (1, 2, 4)</text:p>
          </table:table-cell>
        </table:table-row>
        <table:table-row table:style-name="TableLine2648255981808">
          <table:covered-table-cell/>
          <table:covered-table-cell/>
          <table:table-cell table:style-name="Tabela17.C4" office:value-type="string">
            <text:p text:style-name="P97">Mina / <text:span text:style-name="T66">Pedreira</text:span> -4</text:p>
          </table:table-cell>
          <table:covered-table-cell/>
          <table:covered-table-cell/>
        </table:table-row>
        <table:table-row table:style-name="TableLine2648255979904">
          <table:covered-table-cell/>
          <table:covered-table-cell/>
          <table:table-cell table:style-name="Tabela17.C5" office:value-type="string">
            <text:p text:style-name="P97"><text:span text:style-name="T49">Garimpo -5</text:span><text:span text:style-name="T50"> !</text:span></text:p>
          </table:table-cell>
          <table:covered-table-cell/>
          <table:covered-table-cell/>
        </table:table-row>
        <table:table-row table:style-name="TableLine2648255978000">
          <table:covered-table-cell/>
          <table:covered-table-cell/>
          <table:table-cell table:style-name="Tabela17.C7" office:value-type="string">
            <text:p text:style-name="P97"><text:span text:style-name="T49">Salina -6</text:span><text:span text:style-name="T50"> !</text:span></text:p>
          </table:table-cell>
          <table:covered-table-cell/>
          <table:covered-table-cell/>
        </table:table-row>
        <table:table-row table:style-name="TableLine2648255978000">
          <table:covered-table-cell/>
          <table:covered-table-cell/>
          <table:table-cell table:style-name="Tabela17.C7" office:value-type="string">
            <text:p text:style-name="P153"><text:span text:style-name="T49">Poço /</text:span><text:span text:style-name="T51"> </text:span><text:span text:style-name="T52">P</text:span><text:span text:style-name="T51">etróleo</text:span><text:span text:style-name="T49"> -</text:span><text:span text:style-name="T53">8</text:span><text:span text:style-name="T50"> !</text:span></text:p>
          </table:table-cell>
          <table:covered-table-cell/>
          <table:covered-table-cell/>
        </table:table-row>
        <table:table-row table:style-name="TableLine2648255980176">
          <table:covered-table-cell/>
          <table:covered-table-cell/>
          <table:table-cell table:style-name="Tabela17.C8" office:value-type="string">
            <text:p text:style-name="P154"><text:span text:style-name="T103">! - tipo in (2, 3, 4, 5, 6, 9)</text:span></text:p>
          </table:table-cell>
          <table:covered-table-cell/>
          <table:covered-table-cell/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3"/>
        <table:table-row table:style-name="TableLine2648255983440">
          <table:table-cell table:style-name="Tabela2.A1" office:value-type="string">
            <text:p text:style-name="P14">Classe</text:p>
          </table:table-cell>
          <table:table-cell table:style-name="Tabela2.B1" table:number-columns-spanned="3" office:value-type="string">
            <text:p text:style-name="P30">elemnat_curva_nivel<text:span text:style-name="T6"> [L]</text:span></text:p>
          </table:table-cell>
          <table:covered-table-cell/>
          <table:covered-table-cell/>
        </table:table-row>
        <table:table-row table:style-name="TableLine2648459527488">
          <table:table-cell table:style-name="Tabela2.A2" office:value-type="string">
            <text:p text:style-name="P14">Atributo</text:p>
          </table:table-cell>
          <table:table-cell table:style-name="Tabela2.A2" office:value-type="string">
            <text:p text:style-name="P71">cota (1)</text:p>
          </table:table-cell>
          <table:table-cell table:style-name="Tabela2.A2" office:value-type="string">
            <text:p text:style-name="P71">indice (1)</text:p>
          </table:table-cell>
          <table:table-cell table:style-name="Tabela2.D2" office:value-type="string">
            <text:p text:style-name="P71">depressao (1)</text:p>
          </table:table-cell>
        </table:table-row>
        <table:table-row table:style-name="TableLine2648941794112">
          <table:table-cell table:style-name="Tabela2.A3" office:value-type="string">
            <text:p text:style-name="P14">Domínio</text:p>
          </table:table-cell>
          <table:table-cell table:style-name="Tabela2.B3" office:value-type="string">
            <text:p text:style-name="P71">A ser preenchido</text:p>
          </table:table-cell>
          <table:table-cell table:style-name="Tabela2.C3" office:value-type="string">
            <text:p text:style-name="P71">Mestra -1</text:p>
            <text:p text:style-name="P71">Normal -2</text:p>
            <text:p text:style-name="P71">Auxiliar -3</text:p>
          </table:table-cell>
          <table:table-cell table:style-name="Tabela2.D3" office:value-type="string">
            <text:p text:style-name="P71">Sim -1</text:p>
            <text:p text:style-name="P71">Não -2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648941793840">
          <table:table-cell table:style-name="Tabela3.A1" office:value-type="string">
            <text:p text:style-name="P14">Classe</text:p>
          </table:table-cell>
          <table:table-cell table:style-name="Tabela3.B1" table:number-columns-spanned="2" office:value-type="string">
            <text:p text:style-name="P18"><text:span text:style-name="T20">elemnat_elemento_hidrografico [PLA] / </text:span><text:span text:style-name="T100">aquisicao_</text:span><text:span text:style-name="T20">centroide_elemento_hidrografico </text:span><text:span text:style-name="T99">[P]</text:span></text:p>
          </table:table-cell>
          <table:covered-table-cell/>
        </table:table-row>
        <table:table-row table:style-name="TableLine2648941800640">
          <table:table-cell table:style-name="Tabela3.A2" office:value-type="string">
            <text:p text:style-name="P14">Atributo</text:p>
          </table:table-cell>
          <table:table-cell table:style-name="Tabela3.A2" office:value-type="string">
            <text:p text:style-name="P40">nome<text:span text:style-name="T5"> (0..1)</text:span></text:p>
          </table:table-cell>
          <table:table-cell table:style-name="Tabela3.C2" office:value-type="string">
            <text:p text:style-name="P40">tipo<text:span text:style-name="T4"> (1)</text:span></text:p>
          </table:table-cell>
        </table:table-row>
        <table:table-row table:style-name="TableLine2648941799824">
          <table:table-cell table:style-name="Tabela3.A4" table:number-rows-spanned="2" office:value-type="string">
            <text:p text:style-name="P14">Domínio</text:p>
          </table:table-cell>
          <table:table-cell table:style-name="Tabela3.B4" table:number-rows-spanned="2" office:value-type="string">
            <text:p text:style-name="P111">A ser preenchido</text:p>
          </table:table-cell>
          <table:table-cell table:style-name="Tabela3.C3" office:value-type="string">
            <text:p text:style-name="P50">Cachoeira -9</text:p>
            <text:p text:style-name="P50">Salto -10</text:p>
            <text:p text:style-name="P48">[P L]</text:p>
          </table:table-cell>
        </table:table-row>
        <table:table-row table:style-name="TableLine2648941787040">
          <table:covered-table-cell/>
          <table:covered-table-cell/>
          <table:table-cell table:style-name="Tabela3.C4" office:value-type="string">
            <text:p text:style-name="P50">Corredeira -12</text:p>
            <text:p text:style-name="P48">[P L A]</text:p>
          </table:table-cell>
        </table:table-row>
      </table:table>
      <text:p text:style-name="P8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2648941787312">
          <table:table-cell table:style-name="Tabela14.A1" office:value-type="string">
            <text:p text:style-name="P14">Classe </text:p>
          </table:table-cell>
          <table:table-cell table:style-name="Tabela14.B1" table:number-columns-spanned="2" office:value-type="string">
            <text:p text:style-name="P123">elemnat_ilha [<text:span text:style-name="T83">P</text:span>A] / <text:span text:style-name="T92">aquisicao_centroide_ilha [P]</text:span></text:p>
          </table:table-cell>
          <table:covered-table-cell/>
        </table:table-row>
        <table:table-row table:style-name="TableLine2648941795472">
          <table:table-cell table:style-name="Tabela14.A2" office:value-type="string">
            <text:p text:style-name="P14">Atributo</text:p>
          </table:table-cell>
          <table:table-cell table:style-name="Tabela14.A2" office:value-type="string">
            <text:p text:style-name="P40">nome<text:span text:style-name="T5"> (0..1)</text:span></text:p>
          </table:table-cell>
          <table:table-cell table:style-name="Tabela14.C2" office:value-type="string">
            <text:p text:style-name="P40">tipo<text:span text:style-name="T4"> (1)</text:span></text:p>
          </table:table-cell>
        </table:table-row>
        <table:table-row table:style-name="TableLine2648941802272">
          <table:table-cell table:style-name="Tabela14.A3" office:value-type="string">
            <text:p text:style-name="P14">Domínio</text:p>
          </table:table-cell>
          <table:table-cell table:style-name="Tabela14.B3" office:value-type="string">
            <text:p text:style-name="P111">A ser preenchido</text:p>
            <text:p text:style-name="P119">(*)</text:p>
          </table:table-cell>
          <table:table-cell table:style-name="Tabela14.C3" office:value-type="string">
            <text:p text:style-name="P50">Ilha <text:span text:style-name="T21">Fluvial</text:span>-<text:span text:style-name="T83">1</text:span></text:p>
            <text:p text:style-name="P50"><text:span text:style-name="T28">Ilha </text:span><text:span text:style-name="T34">Marítima</text:span><text:span text:style-name="T28">-</text:span><text:span text:style-name="T35">2</text:span></text:p>
            <text:p text:style-name="P50"><text:span text:style-name="T35">Ilha </text:span><text:span text:style-name="T34">Lacustre</text:span><text:span text:style-name="T35">-3</text:span></text:p>
          </table:table-cell>
        </table:table-row>
      </table:table>
      <text:p text:style-name="P8"/>
      <text:p text:style-name="P8"/>
      <table:table table:name="Tabela7" table:style-name="Tabela7">
        <table:table-column table:style-name="Tabela7.A"/>
        <table:table-column table:style-name="Tabela7.B" table:number-columns-repeated="3"/>
        <table:table-row table:style-name="TableLine2648941799008">
          <table:table-cell table:style-name="Tabela7.A1" office:value-type="string">
            <text:p text:style-name="P14">Classe</text:p>
          </table:table-cell>
          <table:table-cell table:style-name="Tabela7.B1" table:number-columns-spanned="3" office:value-type="string">
            <text:p text:style-name="P30">elemnat_ponto_cotado<text:span text:style-name="T6"> [P]</text:span></text:p>
          </table:table-cell>
          <table:covered-table-cell/>
          <table:covered-table-cell/>
        </table:table-row>
        <table:table-row table:style-name="TableLine2648941797376">
          <table:table-cell table:style-name="Tabela7.A2" office:value-type="string">
            <text:p text:style-name="P14">Atributo</text:p>
          </table:table-cell>
          <table:table-cell table:style-name="Tabela7.A2" office:value-type="string">
            <text:p text:style-name="P71">cota (1)</text:p>
          </table:table-cell>
          <table:table-cell table:style-name="Tabela7.A2" office:value-type="string">
            <text:p text:style-name="P71">cota_comprovada (1)</text:p>
          </table:table-cell>
          <table:table-cell table:style-name="Tabela7.D2" office:value-type="string">
            <text:p text:style-name="P71">cota_<text:span text:style-name="T81">mais_alta</text:span> (1)</text:p>
          </table:table-cell>
        </table:table-row>
        <table:table-row table:style-name="Tabela7.3">
          <table:table-cell table:style-name="Tabela7.A3" office:value-type="string">
            <text:p text:style-name="P14">Domínio</text:p>
          </table:table-cell>
          <table:table-cell table:style-name="Tabela7.B3" office:value-type="string">
            <text:p text:style-name="P71">A ser preenchido</text:p>
          </table:table-cell>
          <table:table-cell table:style-name="Tabela7.C3" office:value-type="string">
            <text:p text:style-name="P55">Sim -1 !</text:p>
            <text:p text:style-name="P71">Não -2</text:p>
            <text:p text:style-name="P71"/>
            <text:p text:style-name="P184">! - cota_comprovada in (1)</text:p>
          </table:table-cell>
          <table:table-cell table:style-name="Tabela7.D3" office:value-type="string">
            <text:p text:style-name="P71">Sim -1</text:p>
            <text:p text:style-name="P71">Não -2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able:table-row table:style-name="TableLine2648941796832">
          <table:table-cell table:style-name="Tabela11.A1" office:value-type="string">
            <text:p text:style-name="P14">Classe </text:p>
          </table:table-cell>
          <table:table-cell table:style-name="Tabela11.B1" office:value-type="string">
            <text:p text:style-name="P34">elemnat_terreno_sujeito_inundacao [A]</text:p>
          </table:table-cell>
        </table:table-row>
        <table:table-row table:style-name="TableLine2648941801184">
          <table:table-cell table:style-name="Tabela11.A2" office:value-type="string">
            <text:p text:style-name="P14">Atributo</text:p>
          </table:table-cell>
          <table:table-cell table:style-name="Tabela11.B2" office:value-type="string">
            <text:p text:style-name="P88"/>
          </table:table-cell>
        </table:table-row>
        <table:table-row table:style-name="TableLine2648941800096">
          <table:table-cell table:style-name="Tabela11.A3" office:value-type="string">
            <text:p text:style-name="P14">Domínio</text:p>
          </table:table-cell>
          <table:table-cell table:style-name="Tabela11.B3" office:value-type="string">
            <text:p text:style-name="P14"/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2648941801456">
          <table:table-cell table:style-name="Tabela23.A1" office:value-type="string">
            <text:p text:style-name="P14">Classe</text:p>
          </table:table-cell>
          <table:table-cell table:style-name="Tabela23.B1" table:number-columns-spanned="2" office:value-type="string">
            <text:p text:style-name="P103"><text:span text:style-name="T69">elemnat_</text:span>toponimo_fisiografico_natural<text:span text:style-name="T69"> [PL]</text:span></text:p>
          </table:table-cell>
          <table:covered-table-cell/>
        </table:table-row>
        <table:table-row table:style-name="TableLine2647911255040">
          <table:table-cell table:style-name="Tabela23.A2" office:value-type="string">
            <text:p text:style-name="P14">Atributo</text:p>
          </table:table-cell>
          <table:table-cell table:style-name="Tabela23.A2" office:value-type="string">
            <text:p text:style-name="P40">nome<text:span text:style-name="T5"> (0..1)</text:span></text:p>
          </table:table-cell>
          <table:table-cell table:style-name="Tabela23.C2" office:value-type="string">
            <text:p text:style-name="P40">tipo<text:span text:style-name="T4"> (1)</text:span></text:p>
          </table:table-cell>
        </table:table-row>
        <table:table-row table:style-name="TableLine2647911256400">
          <table:table-cell table:style-name="Tabela23.A5" table:number-rows-spanned="3" office:value-type="string">
            <text:p text:style-name="P14">Domínio</text:p>
          </table:table-cell>
          <table:table-cell table:style-name="Tabela23.B5" table:number-rows-spanned="3" office:value-type="string">
            <text:p text:style-name="P111">A ser preenchido</text:p>
            <text:p text:style-name="P117">(*)</text:p>
          </table:table-cell>
          <table:table-cell table:style-name="Tabela23.C3" office:value-type="string">
            <text:p text:style-name="P50">Serra -1</text:p>
            <text:p text:style-name="P48">[L]</text:p>
          </table:table-cell>
        </table:table-row>
        <table:table-row table:style-name="TableLine2647911250416">
          <table:covered-table-cell/>
          <table:covered-table-cell/>
          <table:table-cell table:style-name="Tabela23.C4" office:value-type="string">
            <text:p text:style-name="P50">Montanha -3</text:p>
            <text:p text:style-name="P62">Chapada -4<text:span text:style-name="T1"> !</text:span></text:p>
            <text:p text:style-name="P62">Maciço -5<text:span text:style-name="T1"> !</text:span></text:p>
            <text:p text:style-name="P62">Planalto -6<text:span text:style-name="T1"> !</text:span></text:p>
            <text:p text:style-name="P62">Planície -7<text:span text:style-name="T1"> !</text:span></text:p>
            <text:p text:style-name="P62">Península -9<text:span text:style-name="T1"> !</text:span></text:p>
            <text:p text:style-name="P62">Ponta -10<text:span text:style-name="T1"> !</text:span></text:p>
            <text:p text:style-name="P62">Cabo -11<text:span text:style-name="T1"> !</text:span></text:p>
            <text:p text:style-name="P50">Pico -17</text:p>
            <text:p text:style-name="P48">[P]</text:p>
            <text:p text:style-name="P48"/>
            <text:p text:style-name="P159"><text:span text:style-name="T102">1 - tipo in (4,5,6,7,9,10,11)</text:span></text:p>
          </table:table-cell>
        </table:table-row>
        <table:table-row table:style-name="TableLine2647911245520">
          <table:covered-table-cell/>
          <table:covered-table-cell/>
          <table:table-cell table:style-name="Tabela23.C5" office:value-type="string">
            <text:p text:style-name="P50">Morro -2</text:p>
            <text:p text:style-name="P50">Praia -12</text:p>
            <text:p text:style-name="P17">[P L]</text:p>
          </table:table-cell>
        </table:table-row>
      </table:table>
      <text:p text:style-name="P8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647911247696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5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2647911244432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63">nome<text:span text:style-name="T5"> (0..1)</text:span></text:p>
          </table:table-cell>
          <table:table-cell table:style-name="Tabela5.A2" office:value-type="string">
            <text:p text:style-name="P63">tipo<text:span text:style-name="T4"> (1)</text:span></text:p>
          </table:table-cell>
          <table:table-cell table:style-name="Tabela5.A2" office:value-type="string">
            <text:p text:style-name="P63">regime<text:span text:style-name="T4"> (1)</text:span></text:p>
          </table:table-cell>
          <table:table-cell table:style-name="Tabela5.E2" office:value-type="string">
            <text:p text:style-name="P63"><text:span text:style-name="T76">situacao_em_poligono</text:span><text:span text:style-name="T4"> (1)</text:span></text:p>
          </table:table-cell>
        </table:table-row>
        <table:table-row table:style-name="Tabela5.3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63">A ser preenchido</text:p>
            <text:p text:style-name="P100">(*)</text:p>
          </table:table-cell>
          <table:table-cell table:style-name="Tabela5.C3" office:value-type="string">
            <text:p text:style-name="P63">Rio <text:span text:style-name="T3">-1</text:span></text:p>
            <text:p text:style-name="P63">Canal<text:span text:style-name="T3">-2</text:span></text:p>
            <text:p text:style-name="P132">Canal encoberto – 4 !</text:p>
            <text:p text:style-name="P132"/>
            <text:p text:style-name="P173">! - tipo in (4)</text:p>
          </table:table-cell>
          <table:table-cell table:style-name="Tabela5.D3" office:value-type="string">
            <text:p text:style-name="P67">Desconhecido -0</text:p>
            <text:p text:style-name="P63">Permanente <text:span text:style-name="T3">-1</text:span></text:p>
            <text:p text:style-name="P54">Temporário <text:span text:style-name="T3">-3 !</text:span></text:p>
            <text:p text:style-name="P54">Seco <text:span text:style-name="T3">-5 !</text:span></text:p>
            <text:p text:style-name="P54"/>
            <text:p text:style-name="P172"><text:span text:style-name="T39">!</text:span><text:span text:style-name="T38"> – </text:span><text:span text:style-name="T40">tipo</text:span><text:span text:style-name="T38"> </text:span><text:span text:style-name="T40">in (1,2,</text:span><text:span text:style-name="T41">4</text:span><text:span text:style-name="T40">) and </text:span><text:span text:style-name="T38">regime in (</text:span><text:span text:style-name="T39">3,</text:span><text:span text:style-name="T40">5</text:span><text:span text:style-name="T38">)</text:span></text:p>
          </table:table-cell>
          <table:table-cell table:style-name="Tabela5.E4" table:number-rows-spanned="2" office:value-type="string">
            <text:p text:style-name="P63">Fora de polígono <text:span text:style-name="T3">-1</text:span></text:p>
            <text:p text:style-name="P104">Dentro de polígono - Trecho principal <text:span text:style-name="T3">-</text:span><text:span text:style-name="T76">2</text:span></text:p>
            <text:p text:style-name="P104">Dentro de polígono - Trecho secundário <text:span text:style-name="T3">-</text:span><text:span text:style-name="T76">3</text:span></text:p>
            <text:p text:style-name="P104"><text:span text:style-name="T3">Dentro de polígono - Trecho compartilhado -</text:span><text:span text:style-name="T76">4</text:span></text:p>
          </table:table-cell>
        </table:table-row>
        <table:table-row table:style-name="TableLine2647911248240">
          <table:covered-table-cell/>
          <table:covered-table-cell/>
          <table:table-cell table:style-name="Tabela5.C4" office:value-type="string">
            <text:p text:style-name="P63"><text:span text:style-name="T77">Trecho </text:span><text:span text:style-name="T65">Pluvial</text:span> <text:span text:style-name="T3">-3</text:span></text:p>
          </table:table-cell>
          <table:table-cell table:style-name="Tabela5.D4" office:value-type="string">
            <text:p text:style-name="P67">Desconhecido -0</text:p>
            <text:p text:style-name="P63">Seco <text:span text:style-name="T3">-5</text:span></text:p>
            <text:p text:style-name="P63"/>
            <text:p text:style-name="P106">V - tipo in (<text:span text:style-name="T26">3)</text:span> and <text:span text:style-name="T36">not (</text:span><text:span text:style-name="T26">regime</text:span> <text:span text:style-name="T26">in (</text:span><text:span text:style-name="T77">0,</text:span><text:span text:style-name="T26">5))</text:span></text:p>
          </table:table-cell>
          <table:covered-table-cell/>
        </table:table-row>
      </table:table>
      <text:p text:style-name="P11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2647911255312">
          <table:table-cell table:style-name="Tabela6.A1" office:value-type="string">
            <text:p text:style-name="P15">Classe </text:p>
          </table:table-cell>
          <table:table-cell table:style-name="Tabela6.B1" table:number-columns-spanned="4" office:value-type="string">
            <text:p text:style-name="P29"><text:span text:style-name="T58">infra</text:span>_barragem [<text:span text:style-name="T71">L</text:span>A]</text:p>
          </table:table-cell>
          <table:covered-table-cell/>
          <table:covered-table-cell/>
          <table:covered-table-cell/>
        </table:table-row>
        <table:table-row table:style-name="TableLine2647911257216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1">nome<text:span text:style-name="T5"> (0..1)</text:span></text:p>
          </table:table-cell>
          <table:table-cell table:style-name="Tabela6.A2" office:value-type="string">
            <text:p text:style-name="P41">tipo<text:span text:style-name="T4"> (1)</text:span></text:p>
          </table:table-cell>
          <table:table-cell table:style-name="Tabela6.A2" office:value-type="string">
            <text:p text:style-name="P41">material_construcao<text:span text:style-name="T4"> (1)</text:span></text:p>
          </table:table-cell>
          <table:table-cell table:style-name="Tabela6.E2" office:value-type="string">
            <text:p text:style-name="P102"><text:span text:style-name="T67">sobreposto_transportes</text:span><text:span text:style-name="T68"> (1)</text:span></text:p>
          </table:table-cell>
        </table:table-row>
        <table:table-row table:style-name="TableLine2647911252864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12">A ser preenchido</text:p>
          </table:table-cell>
          <table:table-cell table:style-name="Tabela6.C3" office:value-type="string">
            <text:p text:style-name="P24">1 – Barragem</text:p>
            <text:p text:style-name="P137">2- Dique !</text:p>
            <text:p text:style-name="P137"/>
            <text:p text:style-name="P176">! - tipo in (2)</text:p>
          </table:table-cell>
          <table:table-cell table:style-name="Tabela6.D3" office:value-type="string">
            <text:p text:style-name="P24">Desconhecido – 0</text:p>
            <text:p text:style-name="P59">Alvenaria -1<text:span text:style-name="T1"> !</text:span></text:p>
            <text:p text:style-name="P25">Concreto -2</text:p>
            <text:p text:style-name="P89">Rocha -4</text:p>
            <text:p text:style-name="P89">Terra -23</text:p>
            <text:p text:style-name="P89"/>
            <text:p text:style-name="P185">! - material_construcao in (1)</text:p>
          </table:table-cell>
          <table:table-cell table:style-name="Tabela6.E3" office:value-type="string">
            <text:p text:style-name="P26">S<text:span text:style-name="T72">im – 1</text:span></text:p>
            <text:p text:style-name="P27">Não - 0</text:p>
          </table:table-cell>
        </table:table-row>
      </table:table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2647911258032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3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2647911254496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1">nome<text:span text:style-name="T5"> (0..1)</text:span></text:p>
          </table:table-cell>
          <table:table-cell table:style-name="Tabela15.A2" office:value-type="string">
            <text:p text:style-name="P78">filtro (1)</text:p>
          </table:table-cell>
          <table:table-cell table:style-name="Tabela15.A2" office:value-type="string">
            <text:p text:style-name="P41"><text:span text:style-name="T94">t</text:span>ipo<text:span text:style-name="T4"> (1)</text:span></text:p>
          </table:table-cell>
          <table:table-cell table:style-name="Tabela15.E2" office:value-type="string">
            <text:p text:style-name="P41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12">A ser preenchido</text:p>
          </table:table-cell>
          <table:table-cell table:style-name="Tabela15.A3" office:value-type="string">
            <text:p text:style-name="P66">Linha de energia <text:span text:style-name="T18">-3XX</text:span></text:p>
            <text:p text:style-name="P65">[L]</text:p>
          </table:table-cell>
          <table:table-cell table:style-name="Tabela15.A3" office:value-type="string">
            <text:p text:style-name="P66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3">Abandonada -1<text:span text:style-name="T1"> !</text:span></text:p>
            <text:p text:style-name="P53">Destruída -2<text:span text:style-name="T1"> !</text:span></text:p>
            <text:p text:style-name="P44">Construída -3</text:p>
            <text:p text:style-name="P192">Em construção -4<text:span text:style-name="T1"> !</text:span></text:p>
            <text:p text:style-name="P193"/>
            <text:p text:style-name="P175">! - (<text:span text:style-name="T101">R</text:span>est. <text:span text:style-name="T101">S</text:span>it. Fis.)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66"><text:span text:style-name="T75">Subestação</text:span> de energia <text:span text:style-name="T18">-1</text:span><text:span text:style-name="T74">8</text:span><text:span text:style-name="T18">XX</text:span></text:p>
            <text:p text:style-name="P65">[P<text:span text:style-name="T74">A</text:span>]</text:p>
          </table:table-cell>
          <table:table-cell table:style-name="Tabela15.A3" office:value-type="string">
            <text:p text:style-name="P66">Subestação de transmissão de energia elétrica <text:span text:style-name="T18">-1</text:span><text:span text:style-name="T75">8</text:span><text:span text:style-name="T18">01</text:span></text:p>
            <text:p text:style-name="P66">Subestação de distribuição de energia elétrica <text:span text:style-name="T18">-1</text:span><text:span text:style-name="T75">8</text:span><text:span text:style-name="T18">0</text:span><text:span text:style-name="T75">2</text:span></text:p>
          </table:table-cell>
          <table:covered-table-cell/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15">Classe</text:p>
          </table:table-cell>
          <table:table-cell table:style-name="Tabela10.B1" table:number-columns-spanned="4" office:value-type="string">
            <text:p text:style-name="P23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41">nome<text:span text:style-name="T5"> (0..1)</text:span></text:p>
          </table:table-cell>
          <table:table-cell table:style-name="Tabela10.A2" office:value-type="string">
            <text:p text:style-name="P78">filtro (1)</text:p>
          </table:table-cell>
          <table:table-cell table:style-name="Tabela10.A2" office:value-type="string">
            <text:p text:style-name="P41">tipo<text:span text:style-name="T4"> (1)</text:span></text:p>
          </table:table-cell>
          <table:table-cell table:style-name="Tabela10.E2" office:value-type="string">
            <text:p text:style-name="P41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15">Domínio</text:p>
          </table:table-cell>
          <table:table-cell table:style-name="Tabela10.B3" office:value-type="string">
            <text:p text:style-name="P112">A ser preenchido</text:p>
          </table:table-cell>
          <table:table-cell table:style-name="Tabela10.C3" office:value-type="string">
            <text:p text:style-name="P51"><text:span text:style-name="T28">Atracadouro </text:span><text:span text:style-name="T30">Terminal </text:span><text:span text:style-name="T28">-</text:span><text:span text:style-name="T31">19XX</text:span></text:p>
            <text:p text:style-name="P49">[P L A]</text:p>
          </table:table-cell>
          <table:table-cell table:style-name="Tabela10.D3" office:value-type="string">
            <text:p text:style-name="P51">Atrac - Cais -<text:span text:style-name="T70">19</text:span>38</text:p>
            <text:p text:style-name="P51">Atrac - Cais flutuante -<text:span text:style-name="T70">19</text:span>39</text:p>
            <text:p text:style-name="P51">Atrac - Trapiche - <text:span text:style-name="T70">19</text:span>40</text:p>
            <text:p text:style-name="P51">Atrac - Molhe de atracação - <text:span text:style-name="T70">19</text:span>41</text:p>
            <text:p text:style-name="P51">Atrac - Pier - <text:span text:style-name="T70">19</text:span>42</text:p>
            <text:p text:style-name="P51">Atrac - Dolfim -<text:span text:style-name="T70">19</text:span>43</text:p>
            <text:p text:style-name="P51">Atrac - Desembarcadouro -<text:span text:style-name="T70">19</text:span>44</text:p>
          </table:table-cell>
          <table:table-cell table:style-name="Tabela10.E3" office:value-type="string">
            <text:p text:style-name="P53">Abandonada -1<text:span text:style-name="T1"> !</text:span></text:p>
            <text:p text:style-name="P53">Destruída -2<text:span text:style-name="T1"> !</text:span></text:p>
            <text:p text:style-name="P44">Construída -3</text:p>
            <text:p text:style-name="P192">Em construção -4<text:span text:style-name="T1"> !</text:span></text:p>
            <text:p text:style-name="P192"/>
            <text:p text:style-name="P175">! - (<text:span text:style-name="T101">R</text:span>est. <text:span text:style-name="T101">S</text:span>it. Fis.)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2650108476240">
          <table:table-cell table:style-name="Tabela13.A1" office:value-type="string">
            <text:p text:style-name="P15">Classe</text:p>
          </table:table-cell>
          <table:table-cell table:style-name="Tabela13.B1" table:number-columns-spanned="11" office:value-type="string">
            <text:p text:style-name="P122"><text:span text:style-name="T11">infra_ferrovia</text:span> <text:span text:style-name="T4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50108469984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82">nome<text:span text:style-name="T5"> (0..1)</text:span></text:p>
          </table:table-cell>
          <table:table-cell table:style-name="Tabela13.A2" office:value-type="string">
            <text:p text:style-name="P82">tipo<text:span text:style-name="T4"> (1)</text:span></text:p>
          </table:table-cell>
          <table:table-cell table:style-name="Tabela13.A2" office:value-type="string">
            <text:p text:style-name="P82">situacao_fisica<text:span text:style-name="T4"> (1)</text:span></text:p>
          </table:table-cell>
          <table:table-cell table:style-name="Tabela13.A2" office:value-type="string">
            <text:p text:style-name="P82">posicao_relativa<text:span text:style-name="T4"> (1)</text:span></text:p>
          </table:table-cell>
          <table:table-cell table:style-name="Tabela13.A2" office:value-type="string">
            <text:p text:style-name="P82">nr_linhas<text:span text:style-name="T4"> (1)</text:span></text:p>
          </table:table-cell>
          <table:table-cell table:style-name="Tabela13.A2" office:value-type="string">
            <text:p text:style-name="P96"><text:span text:style-name="T95">e</text:span>letrificada <text:span text:style-name="T87">(1)</text:span></text:p>
          </table:table-cell>
          <table:table-cell table:style-name="Tabela13.A2" office:value-type="string">
            <text:p text:style-name="P82"><text:span text:style-name="T59">bitola</text:span><text:span text:style-name="T4"> (1)</text:span></text:p>
          </table:table-cell>
          <table:table-cell table:style-name="Tabela13.A2" office:value-type="string">
            <text:p text:style-name="P82">em_arruamento<text:span text:style-name="T4"> (1)</text:span></text:p>
          </table:table-cell>
          <table:table-cell table:style-name="Tabela13.A2" office:value-type="string">
            <text:p text:style-name="P82">juridisdicao<text:span text:style-name="T4"> (1)</text:span></text:p>
          </table:table-cell>
          <table:table-cell table:style-name="Tabela13.A2" office:value-type="string">
            <text:p text:style-name="P82">administracao<text:span text:style-name="T4"> (1)</text:span></text:p>
          </table:table-cell>
          <table:table-cell table:style-name="Tabela13.L2" office:value-type="string">
            <text:p text:style-name="P82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15">Domínio</text:p>
          </table:table-cell>
          <table:table-cell table:style-name="Tabela13.B7" table:number-rows-spanned="5" office:value-type="string">
            <text:p text:style-name="P112">A ser preenchido</text:p>
          </table:table-cell>
          <table:table-cell table:style-name="Tabela13.C3" office:value-type="string">
            <text:p text:style-name="P60">Bonde <text:span text:style-name="T10">-5 !</text:span></text:p>
          </table:table-cell>
          <table:table-cell table:style-name="Tabela13.D7" table:number-rows-spanned="5" office:value-type="string">
            <text:p text:style-name="P98">Desconhecida -0</text:p>
            <text:p text:style-name="P98"><text:span text:style-name="T55">Abandonada </text:span><text:span text:style-name="T56">-1 !</text:span></text:p>
            <text:p text:style-name="P146">Destruída -2 !</text:p>
            <text:p text:style-name="P37"><text:span text:style-name="T37">Construída </text:span><text:span text:style-name="T42">-3</text:span></text:p>
            <text:p text:style-name="P58">Em construção <text:span text:style-name="T8">-4 !</text:span></text:p>
            <text:p text:style-name="P58"/>
            <text:p text:style-name="P175">! - (<text:span text:style-name="T101">R</text:span>est. <text:span text:style-name="T101">S</text:span>it. Fis.)</text:p>
          </table:table-cell>
          <table:table-cell table:style-name="Tabela13.E3" office:value-type="string">
            <text:p text:style-name="P82">Superfície <text:span text:style-name="T10">-2</text:span></text:p>
            <text:p text:style-name="P82">Elevado <text:span text:style-name="T10">-3</text:span></text:p>
            <text:p text:style-name="P82"/>
            <text:p text:style-name="P107">V - tipo in (<text:span text:style-name="T46">5)</text:span> and <text:span text:style-name="T36">not (</text:span>"<text:span text:style-name="T46">posicao</text:span>" <text:span text:style-name="T46">in (2,3))</text:span></text:p>
          </table:table-cell>
          <table:table-cell table:style-name="Tabela13.F7" table:number-rows-spanned="5" office:value-type="string">
            <text:p text:style-name="P84">Desconhecido <text:span text:style-name="T10">-0</text:span></text:p>
            <text:p text:style-name="P84">Simples <text:span text:style-name="T10">-1</text:span></text:p>
            <text:p text:style-name="P84">Dupla <text:span text:style-name="T10">-2</text:span></text:p>
            <text:p text:style-name="P84">Múltipla <text:span text:style-name="T10">-3</text:span></text:p>
          </table:table-cell>
          <table:table-cell table:style-name="Tabela13.G5" table:number-rows-spanned="3" office:value-type="string">
            <text:p text:style-name="P72">Sim -1</text:p>
            <text:p text:style-name="P31">Não -2</text:p>
          </table:table-cell>
          <table:table-cell table:style-name="Tabela13.H7" table:number-rows-spanned="5" office:value-type="string">
            <text:p text:style-name="P83">Desconhecida -0</text:p>
            <text:p text:style-name="P83">Métrica -1</text:p>
            <text:p text:style-name="P83">Internacional -2</text:p>
            <text:p text:style-name="P83">Larga -3</text:p>
            <text:p text:style-name="P83">Mista métrica internacional -4</text:p>
            <text:p text:style-name="P83">Mista métrica larga -5</text:p>
            <text:p text:style-name="P83">Mista internacional larga -6</text:p>
          </table:table-cell>
          <table:table-cell table:style-name="Tabela13.I3" office:value-type="string">
            <text:p text:style-name="P72"><text:span text:style-name="T49">Sim -1</text:span><text:span text:style-name="T50"> !</text:span></text:p>
            <text:p text:style-name="P147">Não -2</text:p>
            <text:p text:style-name="P147"/>
            <text:p text:style-name="P177">! - em_arruamento in (1)</text:p>
          </table:table-cell>
          <table:table-cell table:style-name="Tabela13.J7" table:number-rows-spanned="5" office:value-type="string">
            <text:p text:style-name="P83">Desconhecida -0</text:p>
            <text:p text:style-name="P83">Federal -1</text:p>
            <text:p text:style-name="P83">Estadual -2</text:p>
            <text:p text:style-name="P83">Municipal -3</text:p>
            <text:p text:style-name="P140">Particular -6<text:span text:style-name="T1"> !</text:span></text:p>
            <text:p text:style-name="P140"/>
            <text:p text:style-name="P179">! - jurisdicao in (6)</text:p>
          </table:table-cell>
          <table:table-cell table:style-name="Tabela13.K7" table:number-rows-spanned="5" office:value-type="string">
            <text:p text:style-name="P90">Desconhecida -0</text:p>
            <text:p text:style-name="P90">Federal -1</text:p>
            <text:p text:style-name="P90">Estadual -2</text:p>
            <text:p text:style-name="P90">Municipal -3</text:p>
            <text:p text:style-name="P139">Particular -6<text:span text:style-name="T1"> !</text:span><text:span text:style-name="T28">Concessionada -7</text:span></text:p>
            <text:p text:style-name="P139"><text:span text:style-name="T28"/></text:p>
            <text:p text:style-name="P186"><text:span text:style-name="T28">! - administracao in (6)</text:span></text:p>
          </table:table-cell>
          <table:table-cell table:style-name="Tabela13.L7" table:number-rows-spanned="5" office:value-type="string">
            <text:p text:style-name="P124">(*)</text:p>
            <text:p text:style-name="P125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60">Aeromóvel <text:span text:style-name="T10">-6 !</text:span></text:p>
            <text:p text:style-name="P60"/>
            <text:p text:style-name="P178">! - tipo in (5,6)</text:p>
          </table:table-cell>
          <table:covered-table-cell/>
          <table:table-cell table:style-name="Tabela13.E4" office:value-type="string">
            <text:p text:style-name="P82">Elevado <text:span text:style-name="T10">-3</text:span></text:p>
            <text:p text:style-name="P82"/>
            <text:p text:style-name="P107">V - tipo in (<text:span text:style-name="T45">6)</text:span> and <text:span text:style-name="T36">not (</text:span>"<text:span text:style-name="T46">posicao</text:span>" <text:span text:style-name="T46">in (3))</text:span></text:p>
          </table:table-cell>
          <table:covered-table-cell/>
          <table:covered-table-cell/>
          <table:covered-table-cell/>
          <table:table-cell table:style-name="Tabela13.I7" table:number-rows-spanned="4" office:value-type="string">
            <text:p text:style-name="P72">Não -2</text:p>
            <text:p text:style-name="P72"/>
            <text:p text:style-name="P107">V - tipo in (<text:span text:style-name="T105">6,</text:span><text:span text:style-name="T46">7,8)</text:span> and <text:span text:style-name="T36">not (</text:span><text:span text:style-name="T46">em_arruamento</text:span> <text:span text:style-name="T46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82">Trem <text:span text:style-name="T10">-7</text:span></text:p>
          </table:table-cell>
          <table:covered-table-cell/>
          <table:table-cell table:style-name="Tabela13.E7" table:number-rows-spanned="3" office:value-type="string">
            <text:p text:style-name="P82">Superfície <text:span text:style-name="T10">-2</text:span></text:p>
            <text:p text:style-name="P82">Elevado <text:span text:style-name="T10">-3</text:span></text:p>
            <text:p text:style-name="P82">Subterrâneo <text:span text:style-name="T10">-6</text:span></text:p>
            <text:p text:style-name="P82"/>
            <text:p text:style-name="P195">V - tipo in (<text:span text:style-name="T106">7,8</text:span><text:span text:style-name="T45">)</text:span> and <text:span text:style-name="T36">not (</text:span>"<text:span text:style-name="T46">posicao</text:span>" <text:span text:style-name="T46">in (</text:span><text:span text:style-name="T106">2,</text:span><text:span text:style-name="T46">3,</text:span><text:span text:style-name="T106">6</text:span><text:span text:style-name="T46">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72">Sim -1</text:p>
            <text:p text:style-name="P72"/>
            <text:p text:style-name="P107"><text:span text:style-name="T88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82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row table:style-name="TableLine2650108473520">
          <table:table-cell table:style-name="Tabela4.A1" office:value-type="string">
            <text:p text:style-name="P15">Classe </text:p>
          </table:table-cell>
          <table:table-cell table:style-name="Tabela4.B1" table:number-columns-spanned="3" office:value-type="string">
            <text:p text:style-name="P32"><text:span text:style-name="T60">infra_obstaculo_vertica</text:span><text:span text:style-name="T61">l</text:span> [P]</text:p>
          </table:table-cell>
          <table:covered-table-cell/>
          <table:covered-table-cell/>
        </table:table-row>
        <table:table-row table:style-name="TableLine2650108475424"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41">nome<text:span text:style-name="T5"> (0..1)</text:span></text:p>
          </table:table-cell>
          <table:table-cell table:style-name="Tabela4.A2" office:value-type="string">
            <text:p text:style-name="P41"><text:span text:style-name="T84">altitude</text:span><text:span text:style-name="T5"> (1)</text:span></text:p>
          </table:table-cell>
          <table:table-cell table:style-name="Tabela4.D2" office:value-type="string">
            <text:p text:style-name="P41"><text:span text:style-name="T84">altura</text:span><text:span text:style-name="T5"> (1)</text:span></text:p>
          </table:table-cell>
        </table:table-row>
        <table:table-row table:style-name="TableLine2648947367952">
          <table:table-cell table:style-name="Tabela4.A3" office:value-type="string">
            <text:p text:style-name="P15">Domínio</text:p>
          </table:table-cell>
          <table:table-cell table:style-name="Tabela4.B3" office:value-type="string">
            <text:p text:style-name="P112">A ser preenchido</text:p>
          </table:table-cell>
          <table:table-cell table:style-name="Tabela4.C3" office:value-type="string">
            <text:p text:style-name="P112">A ser preenchido <text:span text:style-name="T91">(*)</text:span></text:p>
            <text:p text:style-name="P112"/>
            <text:p text:style-name="P201">V - altitude is null</text:p>
          </table:table-cell>
          <table:table-cell table:style-name="Tabela4.D3" office:value-type="string">
            <text:p text:style-name="P112">A ser preenchido <text:span text:style-name="T91">(*)</text:span></text:p>
            <text:p text:style-name="P205"/>
            <text:p text:style-name="P200">V - altura is null</text:p>
            <text:p text:style-name="P199"><text:span text:style-name="T25">V - altura &lt; 46</text:span></text:p>
            <text:p text:style-name="P202"><text:span text:style-name="T97">! - </text:span><text:span text:style-name="T90">altura </text:span>&gt; <text:span text:style-name="T90">200</text:span></text:p>
          </table:table-cell>
        </table:table-row>
      </table:table>
      <text:p text:style-name="P11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2648947367136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3"><text:span text:style-name="T9">infra_pista_pouso</text:span> <text:span text:style-name="T47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8947376112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91">nome<text:span text:style-name="T5"> (0..1)</text:span></text:p>
          </table:table-cell>
          <table:table-cell table:style-name="Tabela9.A2" office:value-type="string">
            <text:p text:style-name="P91">tipo<text:span text:style-name="T4"> (1)</text:span></text:p>
          </table:table-cell>
          <table:table-cell table:style-name="Tabela9.A2" office:value-type="string">
            <text:p text:style-name="P79">revestimento<text:span text:style-name="T4"> (1)</text:span></text:p>
          </table:table-cell>
          <table:table-cell table:style-name="Tabela9.A2" office:value-type="string">
            <text:p text:style-name="P79">uso_pista<text:span text:style-name="T4"> (1)</text:span></text:p>
          </table:table-cell>
          <table:table-cell table:style-name="Tabela9.A2" office:value-type="string">
            <text:p text:style-name="P79">situacao_fisica<text:span text:style-name="T4"> (1)</text:span></text:p>
          </table:table-cell>
          <table:table-cell table:style-name="Tabela9.G2" office:value-type="string">
            <text:p text:style-name="P80">Altitude (0..1)</text:p>
          </table:table-cell>
        </table:table-row>
        <table:table-row table:style-name="TableLine2648947379920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12">A ser preenchido</text:p>
          </table:table-cell>
          <table:table-cell table:style-name="Tabela9.C3" office:value-type="string">
            <text:p text:style-name="P85">Pista de pouso -9</text:p>
            <text:p text:style-name="P57">Pista de táxi -10<text:span text:style-name="T1"> !</text:span></text:p>
            <text:p text:style-name="P81">[<text:span text:style-name="T82">P</text:span>LA]</text:p>
            <text:p text:style-name="P81"/>
            <text:p text:style-name="P57">Heliponto -11<text:span text:style-name="T1"> !</text:span></text:p>
            <text:p text:style-name="P81">[P]</text:p>
            <text:p text:style-name="P81"/>
            <text:p text:style-name="P188">! - tipo in (10, 11)</text:p>
          </table:table-cell>
          <table:table-cell table:style-name="Tabela9.D3" office:value-type="string">
            <text:p text:style-name="P22">Desconhecido -0</text:p>
            <text:p text:style-name="P57">Sem revestimento (Leito natural) -1<text:span text:style-name="T1"> !</text:span></text:p>
            <text:p text:style-name="P85">Revestimento primário (solto) -2</text:p>
            <text:p text:style-name="P85">Pavimentado -3</text:p>
            <text:p text:style-name="P85"/>
            <text:p text:style-name="P187">! - revestimento in (1)</text:p>
          </table:table-cell>
          <table:table-cell table:style-name="Tabela9.E3" office:value-type="string">
            <text:p text:style-name="P85">Desconhecido -0</text:p>
            <text:p text:style-name="P85">Particular -6</text:p>
            <text:p text:style-name="P85">Público -11</text:p>
            <text:p text:style-name="P85">Militar -12</text:p>
            <text:p text:style-name="P85">Público/Militar -13</text:p>
          </table:table-cell>
          <table:table-cell table:style-name="Tabela9.F3" office:value-type="string">
            <text:p text:style-name="P145">Desconhecida -0</text:p>
            <text:p text:style-name="P58">Abandonada <text:span text:style-name="T8">-1 !</text:span></text:p>
            <text:p text:style-name="P86"><text:span text:style-name="T49">Destruída </text:span><text:span text:style-name="T56">-2 !</text:span></text:p>
            <text:p text:style-name="P86">Construída <text:span text:style-name="T8">-3</text:span></text:p>
            <text:p text:style-name="P58">Em construção <text:span text:style-name="T8">-4 !</text:span></text:p>
            <text:p text:style-name="P58"/>
            <text:p text:style-name="P175">! - (<text:span text:style-name="T101">R</text:span>est. <text:span text:style-name="T101">S</text:span>it. Fis.)</text:p>
          </table:table-cell>
          <table:table-cell table:style-name="Tabela9.G3" office:value-type="string">
            <text:p text:style-name="P114">A ser preenchido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2648947373936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7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8947369040">
          <table:table-cell table:style-name="Tabela8.A2" office:value-type="string">
            <text:p text:style-name="P128">Atributo</text:p>
          </table:table-cell>
          <table:table-cell table:style-name="Tabela8.A2" office:value-type="string">
            <text:p text:style-name="P129"><text:span text:style-name="T23">n</text:span>ome<text:span text:style-name="T5">(0..1)</text:span></text:p>
          </table:table-cell>
          <table:table-cell table:style-name="Tabela8.A2" office:value-type="string">
            <text:p text:style-name="P130">tipo (1)</text:p>
          </table:table-cell>
          <table:table-cell table:style-name="Tabela8.A2" office:value-type="string">
            <text:p text:style-name="P130">revestimento (1)</text:p>
          </table:table-cell>
          <table:table-cell table:style-name="Tabela8.A2" office:value-type="string">
            <text:p text:style-name="P130">tr<text:span text:style-name="T8">a</text:span>fego (1)</text:p>
          </table:table-cell>
          <table:table-cell table:style-name="Tabela8.A2" office:value-type="string">
            <text:p text:style-name="P130">nr_faixas<text:span text:style-name="T5"> (1)</text:span></text:p>
          </table:table-cell>
          <table:table-cell table:style-name="Tabela8.A2" office:value-type="string">
            <text:p text:style-name="P130">nr_pistas (1)</text:p>
          </table:table-cell>
          <table:table-cell table:style-name="Tabela8.A2" office:value-type="string">
            <text:p text:style-name="P130">canteiro_divisorio (1)</text:p>
          </table:table-cell>
          <table:table-cell table:style-name="Tabela8.A2" office:value-type="string">
            <text:p text:style-name="P130">situacao_fisica (1)</text:p>
          </table:table-cell>
          <table:table-cell table:style-name="Tabela8.A2" office:value-type="string">
            <text:p text:style-name="P130">jurisdicao (1)</text:p>
          </table:table-cell>
          <table:table-cell table:style-name="Tabela8.A2" office:value-type="string">
            <text:p text:style-name="P130"><text:span text:style-name="T23">s</text:span>igla<text:span text:style-name="T5"> (0..1)</text:span></text:p>
          </table:table-cell>
          <table:table-cell table:style-name="Tabela8.A2" office:value-type="string">
            <text:p text:style-name="P130">administracao (1)</text:p>
          </table:table-cell>
          <table:table-cell table:style-name="Tabela8.M2" office:value-type="string">
            <text:p text:style-name="P130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12">A ser preenchido</text:p>
          </table:table-cell>
          <table:table-cell table:style-name="Tabela8.C3" office:value-type="string">
            <text:p text:style-name="P86">Rodovia <text:span text:style-name="T7">-2</text:span></text:p>
          </table:table-cell>
          <table:table-cell table:style-name="Tabela8.D3" office:value-type="string">
            <text:p text:style-name="P85">Sem revestimento (Leito natural) -1</text:p>
            <text:p text:style-name="P85">Revestimento primário (solto) -2</text:p>
            <text:p text:style-name="P85">Pavimentado -3</text:p>
            <text:p text:style-name="P57">Calçado -4 !</text:p>
            <text:p text:style-name="P57"/>
            <text:p text:style-name="P182">! - revestimento in (4)</text:p>
          </table:table-cell>
          <table:table-cell table:style-name="Tabela8.E3" office:value-type="string">
            <text:p text:style-name="P86">Permanente <text:span text:style-name="T7">-1</text:span></text:p>
            <text:p text:style-name="P58">Periódico <text:span text:style-name="T7">-2 !</text:span></text:p>
            <text:p text:style-name="P180"/>
            <text:p text:style-name="P180">! - tipo in (2) and trafego in (2)</text:p>
          </table:table-cell>
          <table:table-cell table:style-name="Tabela8.F3" office:value-type="string">
            <text:p text:style-name="P99">Mínimo 1</text:p>
            <text:p text:style-name="P99"/>
            <text:p text:style-name="P107">V - tipo in (2) and not (nr_faixas &gt;=1)</text:p>
            <text:p text:style-name="P107"/>
            <text:p text:style-name="P181">! - tipo in (2) and nr_faixas &gt; 4</text:p>
          </table:table-cell>
          <table:table-cell table:style-name="Tabela8.G3" office:value-type="string">
            <text:p text:style-name="P99">Mínimo 1</text:p>
            <text:p text:style-name="P99"/>
            <text:p text:style-name="P107">V - tipo in (2) and not (nr_pistas &gt;=1)</text:p>
          </table:table-cell>
          <table:table-cell table:style-name="Tabela8.H3" office:value-type="string">
            <text:p text:style-name="P72">Sim -1</text:p>
            <text:p text:style-name="P72">Não -2</text:p>
          </table:table-cell>
          <table:table-cell table:style-name="Tabela8.I4" table:number-rows-spanned="2" office:value-type="string">
            <text:p text:style-name="P145">Desconhecida -0</text:p>
            <text:p text:style-name="P58">Abandonada <text:span text:style-name="T8">-1 !</text:span></text:p>
            <text:p text:style-name="P86"><text:span text:style-name="T49">Destruída </text:span><text:span text:style-name="T56">-2 !</text:span></text:p>
            <text:p text:style-name="P86">Construída <text:span text:style-name="T8">-3</text:span></text:p>
            <text:p text:style-name="P58">Em construção <text:span text:style-name="T8">-4 !</text:span></text:p>
            <text:p text:style-name="P58"/>
            <text:p text:style-name="P175">! - (<text:span text:style-name="T101">R</text:span>est. <text:span text:style-name="T101">S</text:span>it. Fis.)</text:p>
          </table:table-cell>
          <table:table-cell table:style-name="Tabela8.J3" office:value-type="string">
            <text:p text:style-name="P86">Desconhecida <text:span text:style-name="T7">-0</text:span></text:p>
            <text:p text:style-name="P86">Federal <text:span text:style-name="T7">-1</text:span></text:p>
            <text:p text:style-name="P86">Estadual <text:span text:style-name="T7">-2</text:span></text:p>
            <text:p text:style-name="P86"/>
            <text:p text:style-name="P107">V - tipo in (2) and not (jurisdicao in (0,1,2))</text:p>
          </table:table-cell>
          <table:table-cell table:style-name="Tabela8.K4" table:number-rows-spanned="2" office:value-type="string">
            <text:p text:style-name="P93">(*)</text:p>
            <text:p text:style-name="P93"/>
            <text:p text:style-name="P166"><text:span text:style-name="T107">V - not (sigla is NULL or sigla ='') and not (jurisdicao in (1,2))</text:span></text:p>
            <text:p text:style-name="P166"><text:span text:style-name="T107"/></text:p>
            <text:p text:style-name="P165"><text:span text:style-name="T107">V - jurisdicao in (1,2) and (sigla is NULL or sigla ='')</text:span></text:p>
            <text:p text:style-name="P166"><text:span text:style-name="T107"/></text:p>
            <text:p text:style-name="P165"><text:span text:style-name="T107">V - array_contains( array_foreach( string_to_array( sigla,';'),not ( regexp_match( @element, '^(AC|AL|AM|AP|BA|CE|DF|ES|GO|MA|MG|MS|MT|PA|PB|PE|PI|PR|RJ|RN|RO|RR|RS|SC|SE|SP|TO|BR)-\\\\d\\\\d\\\\d$'))), true) or sigla is NULL or sigla =''</text:span></text:p>
            <text:p text:style-name="P165"><text:span text:style-name="T107"/></text:p>
            <text:p text:style-name="P165"><text:span text:style-name="T107">V - jurisdicao in (1) and not (array_contains( array_foreach( string_to_array( sigla,';'),(regexp_match( @element, '^BR-\\\\d\\\\d\\\\d$'))), true))</text:span></text:p>
            <text:p text:style-name="P165"><text:span text:style-name="T107"/></text:p>
            <text:p text:style-name="P165"><text:span text:style-name="T107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span></text:p>
          </table:table-cell>
          <table:table-cell table:style-name="Tabela8.L3" office:value-type="string">
            <text:p text:style-name="P86"/>
            <text:p text:style-name="P86">Desconhecida <text:span text:style-name="T7">-0</text:span></text:p>
            <text:p text:style-name="P86">Federal <text:span text:style-name="T7">-1</text:span></text:p>
            <text:p text:style-name="P86">Estadual <text:span text:style-name="T7">-2</text:span></text:p>
            <text:p text:style-name="P86">Concessionada <text:span text:style-name="T7">-7</text:span></text:p>
            <text:p text:style-name="P86"/>
            <text:p text:style-name="P107">V - tipo in (2) and not (administracao in (0,1,2,7))</text:p>
          </table:table-cell>
          <table:table-cell table:style-name="Tabela8.M4" table:number-rows-spanned="2" office:value-type="string">
            <text:p text:style-name="P126">(**)</text:p>
            <text:p text:style-name="P126"/>
            <text:p text:style-name="P127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86"><text:span text:style-name="T49">Auto-estrada </text:span><text:span text:style-name="T54">-4 !</text:span></text:p>
            <text:p text:style-name="P86"><text:span text:style-name="T54"/></text:p>
            <text:p text:style-name="P180"><text:span text:style-name="T7">! - tipo in (4)</text:span></text:p>
          </table:table-cell>
          <table:table-cell table:style-name="Tabela8.D4" office:value-type="string">
            <text:p text:style-name="P85">Pavimentado -3</text:p>
            <text:p text:style-name="P85"/>
            <text:p text:style-name="P107">V - tipo in (4) and not (revestimento in (3))</text:p>
          </table:table-cell>
          <table:table-cell table:style-name="Tabela8.E4" office:value-type="string">
            <text:p text:style-name="P86">Permanente <text:span text:style-name="T7">-1</text:span></text:p>
            <text:p text:style-name="P86"/>
            <text:p text:style-name="P107">V - tipo in (4) and not (trafego in (1))</text:p>
          </table:table-cell>
          <table:table-cell table:style-name="Tabela8.F4" office:value-type="string">
            <text:p text:style-name="P92">Mínimo 4</text:p>
            <text:p text:style-name="P92"/>
            <text:p text:style-name="P107">V - tipo in (4) and not (nr_faixas &gt;=4)</text:p>
            <text:p text:style-name="P107"/>
            <text:p text:style-name="P107"/>
            <text:p text:style-name="P107"/>
            <text:p text:style-name="P197">V - nr_faixas &lt; nr_pistas</text:p>
            <text:p text:style-name="P197"/>
            <text:p text:style-name="P198">V - not(regexp_match( nr_faixas ,'\\\\d') or nr_faixas is null)</text:p>
          </table:table-cell>
          <table:table-cell table:style-name="Tabela8.G4" office:value-type="string">
            <text:p text:style-name="P92">Mínimo 2</text:p>
            <text:p text:style-name="P92"/>
            <text:p text:style-name="P107">V - tipo in (4) and not (nr_pistas &gt;=2)</text:p>
            <text:p text:style-name="P107"/>
            <text:p text:style-name="P198">V - canteiro_divisorio in (1) and not (nr_pistas &gt;1)</text:p>
            <text:p text:style-name="P198"/>
            <text:p text:style-name="P198">V - not(regexp_match( nr_pistas ,'\\\\d')or nr_pistas is null)</text:p>
          </table:table-cell>
          <table:table-cell table:style-name="Tabela8.H4" office:value-type="string">
            <text:p text:style-name="P72">Sim -1</text:p>
            <text:p text:style-name="P72"/>
            <text:p text:style-name="P196">V - tipo in (4) and not (canteiro_divisorio in (1))</text:p>
          </table:table-cell>
          <table:covered-table-cell/>
          <table:table-cell table:style-name="Tabela8.J4" office:value-type="string">
            <text:p text:style-name="P86">Federal <text:span text:style-name="T7">-1</text:span></text:p>
            <text:p text:style-name="P87">Estadual <text:span text:style-name="T7">-2</text:span></text:p>
            <text:p text:style-name="P86"/>
            <text:p text:style-name="P107">V - tipo in (4) and not (jurisdicao in (1,2))</text:p>
          </table:table-cell>
          <table:covered-table-cell/>
          <table:table-cell table:style-name="Tabela8.L4" office:value-type="string">
            <text:p text:style-name="P86">Federal <text:span text:style-name="T7">-1</text:span></text:p>
            <text:p text:style-name="P86">Estadual <text:span text:style-name="T7">-2</text:span></text:p>
            <text:p text:style-name="P86">Concessionada <text:span text:style-name="T7">-7</text:span></text:p>
            <text:p text:style-name="P86"/>
            <text:p text:style-name="P107">V - tipo in (4) and not (administracao in (1,2,7))</text:p>
          </table:table-cell>
          <table:covered-table-cell/>
        </table:table-row>
      </table:table>
      <text:p text:style-name="P6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2648947379376">
          <table:table-cell table:style-name="Tabela22.A1" office:value-type="string">
            <text:p text:style-name="P13">Classe</text:p>
          </table:table-cell>
          <table:table-cell table:style-name="Tabela22.B1" table:number-columns-spanned="2" office:value-type="string">
            <text:p text:style-name="P28">llp_aglomerado_rural <text:span text:style-name="T47">[P]</text:span></text:p>
          </table:table-cell>
          <table:covered-table-cell/>
        </table:table-row>
        <table:table-row table:style-name="TableLine2648976637744">
          <table:table-cell table:style-name="Tabela22.A2" office:value-type="string">
            <text:p text:style-name="P13">Atributo</text:p>
          </table:table-cell>
          <table:table-cell table:style-name="Tabela22.A2" office:value-type="string">
            <text:p text:style-name="P39">nome<text:span text:style-name="T5"> (1)</text:span></text:p>
          </table:table-cell>
          <table:table-cell table:style-name="Tabela22.C2" office:value-type="string">
            <text:p text:style-name="P39">tipo<text:span text:style-name="T4"> (1)</text:span></text:p>
          </table:table-cell>
        </table:table-row>
        <table:table-row table:style-name="TableLine2648976641824">
          <table:table-cell table:style-name="Tabela22.A3" office:value-type="string">
            <text:p text:style-name="P13">Domínio</text:p>
          </table:table-cell>
          <table:table-cell table:style-name="Tabela22.B3" office:value-type="string">
            <text:p text:style-name="P110">A ser preenchido</text:p>
            <text:p text:style-name="P115">(*)</text:p>
          </table:table-cell>
          <table:table-cell table:style-name="Tabela22.C3" office:value-type="string">
            <text:p text:style-name="P56">Aglomerado rural isolado – Núcleo -5 !</text:p>
            <text:p text:style-name="P75">Aglomerado rural isolado – Povoado -6</text:p>
            <text:p text:style-name="P75">Outros aglomerados rurais – Lugarejo -7</text:p>
            <text:p text:style-name="P75"/>
            <text:p text:style-name="P189">! - tipo in (5)</text:p>
          </table:table-cell>
        </table:table-row>
      </table:table>
      <text:p text:style-name="P5"/>
      <text:p text:style-name="P12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2648976646992">
          <table:table-cell table:style-name="Tabela16.A1" office:value-type="string">
            <text:p text:style-name="P16">Classe</text:p>
          </table:table-cell>
          <table:table-cell table:style-name="Tabela16.B1" table:number-columns-spanned="5" office:value-type="string">
            <text:p text:style-name="P21"><text:span text:style-name="T100">aquisicao_</text:span><text:span text:style-name="T20">centroide_limite_especial </text:span><text:span text:style-name="T98">[P] </text:span><text:span text:style-name="T20">/ llp_area_pub_militar [L A] / llp_terra_indigena [L A] / llp_</text:span><text:span text:style-name="T78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48976652976">
          <table:table-cell table:style-name="Tabela16.A2" office:value-type="string">
            <text:p text:style-name="P16">Atributo</text:p>
          </table:table-cell>
          <table:table-cell table:style-name="Tabela16.A2" office:value-type="string">
            <text:p text:style-name="P42">nome<text:span text:style-name="T5"> (0..1)</text:span></text:p>
          </table:table-cell>
          <table:table-cell table:style-name="Tabela16.A2" office:value-type="string">
            <text:p text:style-name="P42">tipo<text:span text:style-name="T4"> (1)</text:span></text:p>
          </table:table-cell>
          <table:table-cell table:style-name="Tabela16.A2" office:value-type="string">
            <text:p text:style-name="P47">geometria_aproximada<text:span text:style-name="T4"> (1)</text:span></text:p>
          </table:table-cell>
          <table:table-cell table:style-name="Tabela16.A2" office:value-type="string">
            <text:p text:style-name="P47"><text:span text:style-name="T79">s</text:span>obreposto <text:span text:style-name="T78">(1)</text:span></text:p>
          </table:table-cell>
          <table:table-cell table:style-name="Tabela16.F2" office:value-type="string">
            <text:p text:style-name="P47">exibir_rotulo_aproximado <text:span text:style-name="T78">(1)</text:span></text:p>
          </table:table-cell>
        </table:table-row>
        <table:table-row table:style-name="TableLine2648976653792">
          <table:table-cell table:style-name="Tabela16.A5" table:number-rows-spanned="3" office:value-type="string">
            <text:p text:style-name="P16">Domínio</text:p>
          </table:table-cell>
          <table:table-cell table:style-name="Tabela16.B5" table:number-rows-spanned="3" office:value-type="string">
            <text:p text:style-name="P113">A ser preenchido</text:p>
            <text:p text:style-name="P116">(*)</text:p>
          </table:table-cell>
          <table:table-cell table:style-name="Tabela16.C3" office:value-type="string">
            <text:p text:style-name="P148">llp_area_pub_militar [L A]</text:p>
            <text:p text:style-name="P68"/>
            <text:p text:style-name="P68">Área militar - <text:span text:style-name="T98">36</text:span></text:p>
          </table:table-cell>
          <table:table-cell table:style-name="Tabela16.D5" table:number-rows-spanned="3" office:value-type="string">
            <text:p text:style-name="P73">Sim -1</text:p>
            <text:p text:style-name="P73">Não -2</text:p>
          </table:table-cell>
          <table:table-cell table:style-name="Tabela16.E5" table:number-rows-spanned="3" office:value-type="string">
            <text:p text:style-name="P73">Sim -1</text:p>
            <text:p text:style-name="P73">Não -2</text:p>
          </table:table-cell>
          <table:table-cell table:style-name="Tabela16.F5" table:number-rows-spanned="3" office:value-type="string">
            <text:p text:style-name="P73">Sim -1</text:p>
            <text:p text:style-name="P142">Não -2 !</text:p>
            <text:p text:style-name="P142"/>
            <text:p text:style-name="P183">(Rest. Rot. Aprox.)</text:p>
            <text:p text:style-name="P150"><text:span text:style-name="T104">! - exibir_rotulo_aproximado in (2)</text:span></text:p>
          </table:table-cell>
        </table:table-row>
        <table:table-row table:style-name="TableLine2648976638288">
          <table:covered-table-cell/>
          <table:covered-table-cell/>
          <table:table-cell table:style-name="Tabela16.C4" office:value-type="string">
            <text:p text:style-name="P148">llp_terra_indigena [L A]</text:p>
            <text:p text:style-name="P68"/>
            <text:p text:style-name="P68">Terra indígena -<text:span text:style-name="T98">2</text:span></text:p>
          </table:table-cell>
          <table:covered-table-cell/>
          <table:covered-table-cell/>
          <table:covered-table-cell/>
        </table:table-row>
        <table:table-row table:style-name="TableLine2648976647264">
          <table:covered-table-cell/>
          <table:covered-table-cell/>
          <table:table-cell table:style-name="Tabela16.C5" office:value-type="string">
            <text:p text:style-name="P20"><text:span text:style-name="T20">llp_</text:span><text:span text:style-name="T78">unidade_conservacao</text:span><text:span text:style-name="T20"> [L A]</text:span></text:p>
            <text:p text:style-name="P68"/>
            <text:p text:style-name="P68">Unidade de Conservação -5</text:p>
            <text:p text:style-name="P68">Área de Proteção Ambiental – APA -24</text:p>
            <text:p text:style-name="P68">Área de Relevante Interesse Ecológico – ARIE -25</text:p>
            <text:p text:style-name="P68">Floresta – FLO -26</text:p>
            <text:p text:style-name="P68">Reserva de Desenvolvimento Sustentável – RDS -27</text:p>
            <text:p text:style-name="P68">Reserva Extrativista – RESEX -28</text:p>
            <text:p text:style-name="P68">Reserva de Fauna – REFAU -29</text:p>
            <text:p text:style-name="P68">Reserva Particular do Patrimônio Natural – RPPN -30</text:p>
            <text:p text:style-name="P68">Estação Ecológica – ESEC -31</text:p>
            <text:p text:style-name="P68">Parque – PAR -32</text:p>
            <text:p text:style-name="P68">Monumento Natural – MONA -33</text:p>
            <text:p text:style-name="P68">Reserva Biológica – REBIO -34</text:p>
            <text:p text:style-name="P68">Refúgio de Vida Silvestre – RVS -35</text:p>
          </table:table-cell>
          <table:covered-table-cell/>
          <table:covered-table-cell/>
          <table:covered-table-cell/>
        </table:table-row>
      </table:table>
      <text:p text:style-name="P12"/>
      <text:p text:style-name="P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2648976640464">
          <table:table-cell table:style-name="Tabela12.A1" office:value-type="string">
            <text:p text:style-name="P13">Classe</text:p>
          </table:table-cell>
          <table:table-cell table:style-name="Tabela12.B1" table:number-columns-spanned="5" office:value-type="string">
            <text:p text:style-name="P19"><text:span text:style-name="T19">llp_limite_legal</text:span> <text:span text:style-name="T48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48976644544">
          <table:table-cell table:style-name="Tabela12.A2" office:value-type="string">
            <text:p text:style-name="P13">Atributo</text:p>
          </table:table-cell>
          <table:table-cell table:style-name="Tabela12.A2" office:value-type="string">
            <text:p text:style-name="P39">nome<text:span text:style-name="T5"> (0..1)</text:span></text:p>
          </table:table-cell>
          <table:table-cell table:style-name="Tabela12.A2" office:value-type="string">
            <text:p text:style-name="P39">tipo<text:span text:style-name="T4"> (1)</text:span></text:p>
          </table:table-cell>
          <table:table-cell table:style-name="Tabela12.A2" office:value-type="string">
            <text:p text:style-name="P45">geometria_aproximada<text:span text:style-name="T4"> (1)</text:span></text:p>
          </table:table-cell>
          <table:table-cell table:style-name="Tabela12.A2" office:value-type="string">
            <text:p text:style-name="P45"><text:span text:style-name="T79">s</text:span>obreposto <text:span text:style-name="T78">(1)</text:span></text:p>
          </table:table-cell>
          <table:table-cell table:style-name="Tabela12.F2" office:value-type="string">
            <text:p text:style-name="P45">exibir_rotulo_aproximado <text:span text:style-name="T78">(1)</text:span></text:p>
          </table:table-cell>
        </table:table-row>
        <table:table-row table:style-name="TableLine2648976643184">
          <table:table-cell table:style-name="Tabela12.A3" office:value-type="string">
            <text:p text:style-name="P13">Domínio</text:p>
          </table:table-cell>
          <table:table-cell table:style-name="Tabela12.B3" office:value-type="string">
            <text:p text:style-name="P110">A ser preenchido</text:p>
          </table:table-cell>
          <table:table-cell table:style-name="Tabela12.C3" office:value-type="string">
            <text:p text:style-name="P95">Limite Internacional -1</text:p>
            <text:p text:style-name="P94">Limite Estadual -2</text:p>
            <text:p text:style-name="P64">[L]</text:p>
          </table:table-cell>
          <table:table-cell table:style-name="Tabela12.D3" office:value-type="string">
            <text:p text:style-name="P69">Sim -1</text:p>
            <text:p text:style-name="P70">Não -2</text:p>
          </table:table-cell>
          <table:table-cell table:style-name="Tabela12.E3" office:value-type="string">
            <text:p text:style-name="P69">Sim -1</text:p>
            <text:p text:style-name="P70">Não -2</text:p>
          </table:table-cell>
          <table:table-cell table:style-name="Tabela12.F3" office:value-type="string">
            <text:p text:style-name="P69">Sim -1</text:p>
            <text:p text:style-name="P143">Não -2 !</text:p>
            <text:p text:style-name="P143"/>
            <text:p text:style-name="P183">(Rest. Rot. Aprox.)</text:p>
            <text:p text:style-name="P151"><text:span text:style-name="T104">! - exibir_rotulo_aproximado in (2)</text:span></text:p>
          </table:table-cell>
        </table:table-row>
      </table:table>
      <text:p text:style-name="P4"/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leLine2648976642640">
          <table:table-cell table:style-name="Tabela18.A1" office:value-type="string">
            <text:p text:style-name="P13">Classe</text:p>
          </table:table-cell>
          <table:table-cell table:style-name="Tabela18.B1" table:number-columns-spanned="3" office:value-type="string">
            <text:p text:style-name="P28">llp_localidade <text:span text:style-name="T47">[P]</text:span></text:p>
          </table:table-cell>
          <table:covered-table-cell/>
          <table:covered-table-cell/>
        </table:table-row>
        <table:table-row table:style-name="TableLine2648976645088">
          <table:table-cell table:style-name="Tabela18.A2" office:value-type="string">
            <text:p text:style-name="P13">Atributo</text:p>
          </table:table-cell>
          <table:table-cell table:style-name="Tabela18.A2" office:value-type="string">
            <text:p text:style-name="P39">nome<text:span text:style-name="T5"> (1)</text:span></text:p>
          </table:table-cell>
          <table:table-cell table:style-name="Tabela18.A2" office:value-type="string">
            <text:p text:style-name="P39">tipo<text:span text:style-name="T4"> (1)</text:span></text:p>
          </table:table-cell>
          <table:table-cell table:style-name="Tabela18.D2" office:value-type="string">
            <text:p text:style-name="P74">populacao</text:p>
          </table:table-cell>
        </table:table-row>
        <table:table-row table:style-name="TableLine2648976644272">
          <table:table-cell table:style-name="Tabela18.A3" office:value-type="string">
            <text:p text:style-name="P13">Domínio</text:p>
          </table:table-cell>
          <table:table-cell table:style-name="Tabela18.B3" office:value-type="string">
            <text:p text:style-name="P110">A ser preenchido</text:p>
            <text:p text:style-name="P206">(*)</text:p>
          </table:table-cell>
          <table:table-cell table:style-name="Tabela18.C3" office:value-type="string">
            <text:p text:style-name="P76">Cidade -1</text:p>
            <text:p text:style-name="P75"/>
            <text:p text:style-name="P75">Capital estadual -2</text:p>
            <text:p text:style-name="P75">Capital federal -3</text:p>
            <text:p text:style-name="P75">Vila -4</text:p>
          </table:table-cell>
          <table:table-cell table:style-name="Tabela18.D3" office:value-type="string">
            <text:p text:style-name="P77">Inteiro <text:span text:style-name="T89">(*)</text:span></text:p>
            <text:p text:style-name="P77"/>
            <text:p text:style-name="P108"><text:span text:style-name="T25">V - </text:span><text:span text:style-name="T32">(tipo in (1,2,3) and (populacao is NULL)) or (not(tipo in (1,2,3)) and (not(populacao is NULL)))</text:span></text:p>
          </table:table-cell>
        </table:table-row>
      </table:table>
      <text:p text:style-name="P5"/>
      <text:p text:style-name="P5"/>
      <table:table table:name="Tabela21" table:style-name="Tabela21">
        <table:table-column table:style-name="Tabela21.A"/>
        <table:table-column table:style-name="Tabela21.B"/>
        <table:table-row table:style-name="TableLine2648976649984">
          <table:table-cell table:style-name="Tabela21.A1" office:value-type="string">
            <text:p text:style-name="P13">Classe</text:p>
          </table:table-cell>
          <table:table-cell table:style-name="Tabela21.B1" office:value-type="string">
            <text:p text:style-name="P28">llp_<text:span text:style-name="T80">nome_</text:span>local <text:span text:style-name="T47">[P]</text:span></text:p>
          </table:table-cell>
        </table:table-row>
        <table:table-row table:style-name="TableLine2648976657600">
          <table:table-cell table:style-name="Tabela21.A2" office:value-type="string">
            <text:p text:style-name="P13">Atributo</text:p>
          </table:table-cell>
          <table:table-cell table:style-name="Tabela21.B2" office:value-type="string">
            <text:p text:style-name="P39">nome<text:span text:style-name="T5"> (1)</text:span></text:p>
          </table:table-cell>
        </table:table-row>
        <table:table-row table:style-name="TableLine2648976658144">
          <table:table-cell table:style-name="Tabela21.A3" office:value-type="string">
            <text:p text:style-name="P13">Domínio</text:p>
          </table:table-cell>
          <table:table-cell table:style-name="Tabela21.B3" office:value-type="string">
            <text:p text:style-name="P110">A ser preenchido</text:p>
            <text:p text:style-name="P115">(*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3H3M32S</meta:editing-duration>
    <meta:editing-cycles>511</meta:editing-cycles>
    <meta:generator>LibreOffice/7.0.6.2$Windows_X86_64 LibreOffice_project/144abb84a525d8e30c9dbbefa69cbbf2d8d4ae3b</meta:generator>
    <dc:date>2022-06-29T07:36:44.222000000</dc:date>
    <meta:print-date>2017-10-18T10:52:42.835000000</meta:print-date>
    <meta:initial-creator>dsgs3aux5</meta:initial-creator>
    <meta:document-statistic meta:table-count="21" meta:image-count="0" meta:object-count="0" meta:page-count="1" meta:paragraph-count="512" meta:word-count="1650" meta:character-count="9724" meta:non-whitespace-character-count="8542"/>
  </office:meta>
</office:document-meta>
</file>